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2.475cm"/>
    </style:style>
    <style:style style:name="co31" style:family="table-column">
      <style:table-column-properties fo:break-before="auto" style:column-width="12.353cm"/>
    </style:style>
    <style:style style:name="co32" style:family="table-column">
      <style:table-column-properties fo:break-before="auto" style:column-width="2.078cm"/>
    </style:style>
    <style:style style:name="co33" style:family="table-column">
      <style:table-column-properties fo:break-before="auto" style:column-width="15.498cm"/>
    </style:style>
    <style:style style:name="co34" style:family="table-column">
      <style:table-column-properties fo:break-before="auto" style:column-width="2.104cm"/>
    </style:style>
    <style:style style:name="co35" style:family="table-column">
      <style:table-column-properties fo:break-before="auto" style:column-width="2.771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1.552cm"/>
    </style:style>
    <style:style style:name="co38" style:family="table-column">
      <style:table-column-properties fo:break-before="auto" style:column-width="1.062cm"/>
    </style:style>
    <style:style style:name="co39" style:family="table-column">
      <style:table-column-properties fo:break-before="auto" style:column-width="1.87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96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0.734cm"/>
    </style:style>
    <style:style style:name="co44" style:family="table-column">
      <style:table-column-properties fo:break-before="auto" style:column-width="2.069cm"/>
    </style:style>
    <style:style style:name="co45" style:family="table-column">
      <style:table-column-properties fo:break-before="auto" style:column-width="2.096cm"/>
    </style:style>
    <style:style style:name="co46" style:family="table-column">
      <style:table-column-properties fo:break-before="auto" style:column-width="2.15cm"/>
    </style:style>
    <style:style style:name="co47" style:family="table-column">
      <style:table-column-properties fo:break-before="auto" style:column-width="2.669cm"/>
    </style:style>
    <style:style style:name="co48" style:family="table-column">
      <style:table-column-properties fo:break-before="auto" style:column-width="2.967cm"/>
    </style:style>
    <style:style style:name="co49" style:family="table-column">
      <style:table-column-properties fo:break-before="auto" style:column-width="2.057cm"/>
    </style:style>
    <style:style style:name="co50" style:family="table-column">
      <style:table-column-properties fo:break-before="auto" style:column-width="1.236cm"/>
    </style:style>
    <style:style style:name="co51" style:family="table-column">
      <style:table-column-properties fo:break-before="auto" style:column-width="1.36cm"/>
    </style:style>
    <style:style style:name="co52" style:family="table-column">
      <style:table-column-properties fo:break-before="auto" style:column-width="1.584cm"/>
    </style:style>
    <style:style style:name="co53" style:family="table-column">
      <style:table-column-properties fo:break-before="auto" style:column-width="0.99cm"/>
    </style:style>
    <style:style style:name="co54" style:family="table-column">
      <style:table-column-properties fo:break-before="auto" style:column-width="1.732cm"/>
    </style:style>
    <style:style style:name="co55" style:family="table-column">
      <style:table-column-properties fo:break-before="auto" style:column-width="1.935cm"/>
    </style:style>
    <style:style style:name="co56" style:family="table-column">
      <style:table-column-properties fo:break-before="auto" style:column-width="1.51cm"/>
    </style:style>
    <style:style style:name="co57" style:family="table-column">
      <style:table-column-properties fo:break-before="auto" style:column-width="1.535cm"/>
    </style:style>
    <style:style style:name="co58" style:family="table-column">
      <style:table-column-properties fo:break-before="auto" style:column-width="0.247cm"/>
    </style:style>
    <style:style style:name="co59" style:family="table-column">
      <style:table-column-properties fo:break-before="auto" style:column-width="1.138cm"/>
    </style:style>
    <style:style style:name="co60" style:family="table-column">
      <style:table-column-properties fo:break-before="auto" style:column-width="1.039cm"/>
    </style:style>
    <style:style style:name="co61" style:family="table-column">
      <style:table-column-properties fo:break-before="auto" style:column-width="1.757cm"/>
    </style:style>
    <style:style style:name="co62" style:family="table-column">
      <style:table-column-properties fo:break-before="auto" style:column-width="1.482cm"/>
    </style:style>
    <style:style style:name="co63" style:family="table-column">
      <style:table-column-properties fo:break-before="auto" style:column-width="1.18cm"/>
    </style:style>
    <style:style style:name="co64" style:family="table-column">
      <style:table-column-properties fo:break-before="auto" style:column-width="1.212cm"/>
    </style:style>
    <style:style style:name="co65" style:family="table-column">
      <style:table-column-properties fo:break-before="auto" style:column-width="1.311cm"/>
    </style:style>
    <style:style style:name="co66" style:family="table-column">
      <style:table-column-properties fo:break-before="auto" style:column-width="1.485cm"/>
    </style:style>
    <style:style style:name="co67" style:family="table-column">
      <style:table-column-properties fo:break-before="auto" style:column-width="1.461cm"/>
    </style:style>
    <style:style style:name="co68" style:family="table-column">
      <style:table-column-properties fo:break-before="auto" style:column-width="2.028cm"/>
    </style:style>
    <style:style style:name="co69" style:family="table-column">
      <style:table-column-properties fo:break-before="auto" style:column-width="2.154cm"/>
    </style:style>
    <style:style style:name="co70" style:family="table-column">
      <style:table-column-properties fo:break-before="auto" style:column-width="2.203cm"/>
    </style:style>
    <style:style style:name="co71" style:family="table-column">
      <style:table-column-properties fo:break-before="auto" style:column-width="2.178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411cm"/>
    </style:style>
    <style:style style:name="co74" style:family="table-column">
      <style:table-column-properties fo:break-before="auto" style:column-width="0.296cm"/>
    </style:style>
    <style:style style:name="co75" style:family="table-column">
      <style:table-column-properties fo:break-before="auto" style:column-width="1.954cm"/>
    </style:style>
    <style:style style:name="co76" style:family="table-column">
      <style:table-column-properties fo:break-before="auto" style:column-width="1.162cm"/>
    </style:style>
    <style:style style:name="co77" style:family="table-column">
      <style:table-column-properties fo:break-before="auto" style:column-width="1.261cm"/>
    </style:style>
    <style:style style:name="co78" style:family="table-column">
      <style:table-column-properties fo:break-before="auto" style:column-width="1.014cm"/>
    </style:style>
    <style:style style:name="co79" style:family="table-column">
      <style:table-column-properties fo:break-before="auto" style:column-width="1.113cm"/>
    </style:style>
    <style:style style:name="co80" style:family="table-column">
      <style:table-column-properties fo:break-before="auto" style:column-width="1.286cm"/>
    </style:style>
    <style:style style:name="co81" style:family="table-column">
      <style:table-column-properties fo:break-before="auto" style:column-width="0.346cm"/>
    </style:style>
    <style:style style:name="co82" style:family="table-column">
      <style:table-column-properties fo:break-before="auto" style:column-width="1.335cm"/>
    </style:style>
    <style:style style:name="co83" style:family="table-column">
      <style:table-column-properties fo:break-before="auto" style:column-width="1.707cm"/>
    </style:style>
    <style:style style:name="co84" style:family="table-column">
      <style:table-column-properties fo:break-before="auto" style:column-width="1.559cm"/>
    </style:style>
    <style:style style:name="co85" style:family="table-column">
      <style:table-column-properties fo:break-before="auto" style:column-width="1.385cm"/>
    </style:style>
    <style:style style:name="co86" style:family="table-column">
      <style:table-column-properties fo:break-before="auto" style:column-width="2.048cm"/>
    </style:style>
    <style:style style:name="co87" style:family="table-column">
      <style:table-column-properties fo:break-before="auto" style:column-width="2.004cm"/>
    </style:style>
    <style:style style:name="co88" style:family="table-column">
      <style:table-column-properties fo:break-before="auto" style:column-width="2.053cm"/>
    </style:style>
    <style:style style:name="co89" style:family="table-column">
      <style:table-column-properties fo:break-before="auto" style:column-width="1.782cm"/>
    </style:style>
    <style:style style:name="co90" style:family="table-column">
      <style:table-column-properties fo:break-before="auto" style:column-width="2.574cm"/>
    </style:style>
    <style:style style:name="co91" style:family="table-column">
      <style:table-column-properties fo:break-before="auto" style:column-width="2.252cm"/>
    </style:style>
    <style:style style:name="co92" style:family="table-column">
      <style:table-column-properties fo:break-before="auto" style:column-width="2.129cm"/>
    </style:style>
    <style:style style:name="co93" style:family="table-column">
      <style:table-column-properties fo:break-before="auto" style:column-width="2.401cm"/>
    </style:style>
    <style:style style:name="co94" style:family="table-column">
      <style:table-column-properties fo:break-before="auto" style:column-width="2.02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1.27cm"/>
    </style:style>
    <style:style style:name="co97" style:family="table-column">
      <style:table-column-properties fo:break-before="auto" style:column-width="1.293cm"/>
    </style:style>
    <style:style style:name="co98" style:family="table-column">
      <style:table-column-properties fo:break-before="auto" style:column-width="1.633cm"/>
    </style:style>
    <style:style style:name="co99" style:family="table-column">
      <style:table-column-properties fo:break-before="auto" style:column-width="1.157cm"/>
    </style:style>
    <style:style style:name="co100" style:family="table-column">
      <style:table-column-properties fo:break-before="auto" style:column-width="1.247cm"/>
    </style:style>
    <style:style style:name="co101" style:family="table-column">
      <style:table-column-properties fo:break-before="auto" style:column-width="1.565cm"/>
    </style:style>
    <style:style style:name="co102" style:family="table-column">
      <style:table-column-properties fo:break-before="auto" style:column-width="1.815cm"/>
    </style:style>
    <style:style style:name="co103" style:family="table-column">
      <style:table-column-properties fo:break-before="auto" style:column-width="1.61cm"/>
    </style:style>
    <style:style style:name="co104" style:family="table-column">
      <style:table-column-properties fo:break-before="auto" style:column-width="0.226cm"/>
    </style:style>
    <style:style style:name="co105" style:family="table-column">
      <style:table-column-properties fo:break-before="auto" style:column-width="1.882cm"/>
    </style:style>
    <style:style style:name="co106" style:family="table-column">
      <style:table-column-properties fo:break-before="auto" style:column-width="1.339cm"/>
    </style:style>
    <style:style style:name="co107" style:family="table-column">
      <style:table-column-properties fo:break-before="auto" style:column-width="0.907cm"/>
    </style:style>
    <style:style style:name="co108" style:family="table-column">
      <style:table-column-properties fo:break-before="auto" style:column-width="1.679cm"/>
    </style:style>
    <style:style style:name="co109" style:family="table-column">
      <style:table-column-properties fo:break-before="auto" style:column-width="1.52cm"/>
    </style:style>
    <style:style style:name="co110" style:family="table-column">
      <style:table-column-properties fo:break-before="auto" style:column-width="1.436cm"/>
    </style:style>
    <style:style style:name="co111" style:family="table-column">
      <style:table-column-properties fo:break-before="auto" style:column-width="1.542cm"/>
    </style:style>
    <style:style style:name="co112" style:family="table-column">
      <style:table-column-properties fo:break-before="auto" style:column-width="2.291cm"/>
    </style:style>
    <style:style style:name="co113" style:family="table-column">
      <style:table-column-properties fo:break-before="auto" style:column-width="2.268cm"/>
    </style:style>
    <style:style style:name="co114" style:family="table-column">
      <style:table-column-properties fo:break-before="auto" style:column-width="2.155cm"/>
    </style:style>
    <style:style style:name="co115" style:family="table-column">
      <style:table-column-properties fo:break-before="auto" style:column-width="2.087cm"/>
    </style:style>
    <style:style style:name="co116" style:family="table-column">
      <style:table-column-properties fo:break-before="auto" style:column-width="2.201cm"/>
    </style:style>
    <style:style style:name="co117" style:family="table-column">
      <style:table-column-properties fo:break-before="auto" style:column-width="1.042cm"/>
    </style:style>
    <style:style style:name="co118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able-cell-properties fo:background-color="#e8e8e8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d0d0d0"/>
    </style:style>
    <style:style style:name="ce52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able-cell-properties fo:background-color="#96d9b7"/>
    </style:style>
    <style:style style:name="ce55" style:family="table-cell" style:parent-style-name="Default" style:data-style-name="N100">
      <style:table-cell-properties fo:background-color="#f5c9c9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8" style:family="table-cell" style:parent-style-name="Default" style:data-style-name="N100">
      <style:text-properties fo:font-weight="bold" style:font-weight-asian="bold" style:font-weight-complex="bold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00">
      <style:table-cell-properties fo:background-color="#e3e300"/>
    </style:style>
    <style:style style:name="ce65" style:family="table-cell" style:parent-style-name="Default" style:data-style-name="N100">
      <style:text-properties style:text-line-through-style="solid" style:text-line-through-type="single"/>
    </style:style>
    <style:style style:name="ce72" style:family="table-cell" style:parent-style-name="Default" style:data-style-name="N100">
      <style:table-cell-properties fo:background-color="transparen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>
      <style:text-properties style:text-underline-style="none"/>
    </style:style>
    <style:style style:name="ce75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fo:font-size="8pt" style:font-size-asian="8pt" style:font-size-complex="8pt"/>
    </style:style>
    <style:style style:name="ce78" style:family="table-cell" style:parent-style-name="Default" style:data-style-name="N100">
      <style:text-properties style:text-line-through-style="none" style:text-line-through-type="none"/>
    </style:style>
    <style:style style:name="ce79" style:family="table-cell" style:parent-style-name="Default" style:data-style-name="N100">
      <style:text-properties fo:color="#15156c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7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8" table:default-cell-style-name="ce45"/>
        <table:table-column table:style-name="co11" table:default-cell-style-name="Default"/>
        <table:table-column table:style-name="co12" table:default-cell-style-name="Default"/>
        <table:table-column table:style-name="co8" table:default-cell-style-name="ce45"/>
        <table:table-column table:style-name="co13" table:default-cell-style-name="Default"/>
        <table:table-column table:style-name="co1" table:default-cell-style-name="ce45"/>
        <table:table-column table:style-name="co3" table:default-cell-style-name="ce45"/>
        <table:table-column table:style-name="co10" table:default-cell-style-name="ce45"/>
        <table:table-column table:style-name="co12" table:default-cell-style-name="Default"/>
        <table:table-column table:style-name="co10" table:default-cell-style-name="ce45"/>
        <table:table-column table:style-name="co14" table:default-cell-style-name="ce45"/>
        <table:table-column table:style-name="co15" table:default-cell-style-name="Default"/>
        <table:table-column table:style-name="co16" table:default-cell-style-name="ce45"/>
        <table:table-column table:style-name="co17" table:default-cell-style-name="ce45"/>
        <table:table-column table:style-name="co16" table:default-cell-style-name="ce45"/>
        <table:table-column table:style-name="co18" table:default-cell-style-name="ce45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45"/>
        <table:table-column table:style-name="co26" table:default-cell-style-name="Default"/>
        <table:table-column table:style-name="co3" table:default-cell-style-name="ce45"/>
        <table:table-column table:style-name="co22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52" office:value-type="string" calcext:value-type="string">
            <text:p>другое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Kry с $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all$ xeggex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019"/>
        </table:table-row>
        <table:table-row table:style-name="ro1">
          <table:table-cell table:style-name="ce45" office:value-type="string" calcext:value-type="string">
            <text:p>2024.07.01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8" table:default-cell-style-name="ce45"/>
        <table:table-column table:style-name="co11" table:default-cell-style-name="ce45"/>
        <table:table-column table:style-name="co12" table:default-cell-style-name="Default"/>
        <table:table-column table:style-name="co27" table:default-cell-style-name="ce45"/>
        <table:table-column table:style-name="co8" table:default-cell-style-name="ce45"/>
        <table:table-column table:style-name="co13" table:default-cell-style-name="Default"/>
        <table:table-column table:style-name="co1" table:default-cell-style-name="ce45"/>
        <table:table-column table:style-name="co3" table:default-cell-style-name="ce45"/>
        <table:table-column table:style-name="co10" table:default-cell-style-name="ce45"/>
        <table:table-column table:style-name="co28" table:default-cell-style-name="ce45"/>
        <table:table-column table:style-name="co12" table:default-cell-style-name="Default"/>
        <table:table-column table:style-name="co10" table:default-cell-style-name="ce45"/>
        <table:table-column table:style-name="co14" table:default-cell-style-name="ce45"/>
        <table:table-column table:style-name="co15" table:default-cell-style-name="Default"/>
        <table:table-column table:style-name="co16" table:default-cell-style-name="ce45"/>
        <table:table-column table:style-name="co19" table:default-cell-style-name="Default"/>
        <table:table-column table:style-name="co29" table:default-cell-style-name="ce45"/>
        <table:table-column table:style-name="co16" table:default-cell-style-name="ce45"/>
        <table:table-column table:style-name="co8" table:default-cell-style-name="ce45"/>
        <table:table-column table:style-name="co15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2" table:default-cell-style-name="ce45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45"/>
        <table:table-column table:style-name="co26" table:default-cell-style-name="Default"/>
        <table:table-column table:style-name="co3" table:default-cell-style-name="ce45"/>
        <table:table-column table:style-name="co22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, 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EXO $,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,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/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, 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style-name="ce4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4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4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4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599140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8</text:p>
          </table:table-cell>
          <table:table-cell table:number-columns-repeated="2"/>
          <table:table-cell table:style-name="ce45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45"/>
          <table:table-cell/>
          <table:table-cell office:value-type="string" calcext:value-type="string">
            <text:p>223.56</text:p>
          </table:table-cell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253.4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97.9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2</text:p>
          </table:table-cell>
          <table:table-cell table:style-name="ce45" office:value-type="string" calcext:value-type="string">
            <text:p>9 36</text:p>
          </table:table-cell>
          <table:table-cell table:number-columns-repeated="2"/>
          <table:table-cell table:style-name="ce45"/>
          <table:table-cell office:value-type="string" calcext:value-type="string">
            <text:p>2649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942.24</text:p>
          </table:table-cell>
          <table:table-cell table:number-columns-repeated="3"/>
          <table:table-cell table:style-name="ce4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45"/>
          <table:table-cell office:value-type="float" office:value="100" calcext:value-type="float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2862 272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3</text:p>
          </table:table-cell>
          <table:table-cell table:style-name="ce45" office:value-type="string" calcext:value-type="string">
            <text:p>7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56" office:value-type="string" calcext:value-type="string">
            <text:p>0.00606740 274.1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45"/>
          <table:table-cell table:style-name="ce56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string" calcext:value-type="string">
            <text:p>326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8324 257.8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4</text:p>
          </table:table-cell>
          <table:table-cell table:style-name="ce45" office:value-type="string" calcext:value-type="string">
            <text:p>12 34</text:p>
          </table:table-cell>
          <table:table-cell table:style-name="ce53" office:value-type="string" calcext:value-type="string">
            <text:p>+100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4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45"/>
          <table:table-cell office:value-type="string" calcext:value-type="string">
            <text:p>-426.6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45"/>
          <table:table-cell table:style-name="ce56" office:value-type="string" calcext:value-type="string">
            <text:p>320547</text:p>
          </table:table-cell>
          <table:table-cell table:style-name="ce56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2972 269.8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5</text:p>
          </table:table-cell>
          <table:table-cell table:style-name="ce45" office:value-type="string" calcext:value-type="string">
            <text:p>13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4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5365 271.5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6</text:p>
          </table:table-cell>
          <table:table-cell table:style-name="ce45" office:value-type="string" calcext:value-type="string">
            <text:p>6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45"/>
          <table:table-cell table:style-name="ce56" office:value-type="string" calcext:value-type="string">
            <text:p>320562</text:p>
          </table:table-cell>
          <table:table-cell table:style-name="ce56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45"/>
          <table:table-cell office:value-type="string" calcext:value-type="string">
            <text:p>320169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45"/>
          <table:table-cell table:style-name="ce45" office:value-type="string" calcext:value-type="string">
            <text:p>0.00621419 272.2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7</text:p>
          </table:table-cell>
          <table:table-cell table:style-name="ce45" office:value-type="string" calcext:value-type="string">
            <text:p>11 55</text:p>
          </table:table-cell>
          <table:table-cell table:number-columns-repeated="2"/>
          <table:table-cell table:style-name="ce45"/>
          <table:table-cell office:value-type="string" calcext:value-type="string">
            <text:p>2648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4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8</text:p>
          </table:table-cell>
          <table:table-cell table:style-name="ce45" office:value-type="string" calcext:value-type="string">
            <text:p>5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4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45"/>
          <table:table-cell office:value-type="string" calcext:value-type="string">
            <text:p>173.3</text:p>
          </table:table-cell>
          <table:table-cell table:style-name="ce45"/>
          <table:table-cell table:number-columns-repeated="2"/>
          <table:table-cell office:value-type="string" calcext:value-type="string">
            <text:p>1528</text:p>
          </table:table-cell>
          <table:table-cell table:style-name="ce45"/>
          <table:table-cell table:style-name="ce45" office:value-type="string" calcext:value-type="string">
            <text:p>0.00626030 273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float" office:value="150" calcext:value-type="float">
            <text:p>150</text:p>
          </table:table-cell>
          <table:table-cell/>
          <table:table-cell table:style-name="ce4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table:style-name="ce56" office:value-type="string" calcext:value-type="string">
            <text:p>321228</text:p>
          </table:table-cell>
          <table:table-cell table:style-name="ce56" office:value-type="string" calcext:value-type="string">
            <text:p>3731</text:p>
          </table:table-cell>
          <table:table-cell table:style-name="ce45"/>
          <table:table-cell office:value-type="string" calcext:value-type="string">
            <text:p>-600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6380 282.8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9</text:p>
          </table:table-cell>
          <table:table-cell table:style-name="ce45" office:value-type="string" calcext:value-type="string">
            <text:p>12 0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4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0</text:p>
          </table:table-cell>
          <table:table-cell table:style-name="ce45" office:value-type="string" calcext:value-type="string">
            <text:p>13 26</text:p>
          </table:table-cell>
          <table:table-cell table:number-columns-repeated="2"/>
          <table:table-cell table:style-name="ce45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4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45"/>
          <table:table-cell office:value-type="string" calcext:value-type="string">
            <text:p>100+139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1175 283.1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4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45"/>
          <table:table-cell office:value-type="string" calcext:value-type="string">
            <text:p>-840.69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1</text:p>
          </table:table-cell>
          <table:table-cell table:style-name="ce45" office:value-type="string" calcext:value-type="string">
            <text:p>10 35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7847.49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4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3599 286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2</text:p>
          </table:table-cell>
          <table:table-cell table:style-name="ce45" office:value-type="string" calcext:value-type="string">
            <text:p>14 55</text:p>
          </table:table-cell>
          <table:table-cell table:number-columns-repeated="2"/>
          <table:table-cell table:style-name="ce45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45"/>
          <table:table-cell table:style-name="ce56" office:value-type="string" calcext:value-type="string">
            <text:p>334580</text:p>
          </table:table-cell>
          <table:table-cell table:style-name="ce56" office:value-type="string" calcext:value-type="string">
            <text:p>3918</text:p>
          </table:table-cell>
          <table:table-cell table:style-name="ce45"/>
          <table:table-cell office:value-type="string" calcext:value-type="string">
            <text:p>55.59+73.0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3</text:p>
          </table:table-cell>
          <table:table-cell table:style-name="ce45" office:value-type="string" calcext:value-type="string">
            <text:p>17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45"/>
          <table:table-cell office:value-type="string" calcext:value-type="string">
            <text:p>333994</text:p>
          </table:table-cell>
          <table:table-cell table:style-name="ce56" office:value-type="string" calcext:value-type="string">
            <text:p>3939</text:p>
          </table:table-cell>
          <table:table-cell table:style-name="ce45"/>
          <table:table-cell office:value-type="string" calcext:value-type="string">
            <text:p>184.56+258.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30225 268.78$</text:p>
          </table:table-cell>
          <table:table-cell table:style-name="ce45"/>
          <table:table-cell office:value-type="string" calcext:value-type="string">
            <text:p>4.88$</text:p>
          </table:table-cell>
          <table:table-cell table:style-name="ce45"/>
          <table:table-cell table:style-name="ce45" office:value-type="string" calcext:value-type="string">
            <text:p>192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45"/>
          <table:table-cell office:value-type="string" calcext:value-type="string">
            <text:p>333849</text:p>
          </table:table-cell>
          <table:table-cell table:style-name="ce56" office:value-type="string" calcext:value-type="string">
            <text:p>3938</text:p>
          </table:table-cell>
          <table:table-cell table:style-name="ce45"/>
          <table:table-cell office:value-type="string" calcext:value-type="string">
            <text:p>-1412.46</text:p>
          </table:table-cell>
          <table:table-cell table:style-name="ce4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5"/>
          <table:table-cell table:style-name="ce45" office:value-type="string" calcext:value-type="string">
            <text:p>0.00630628 269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5</text:p>
          </table:table-cell>
          <table:table-cell table:style-name="ce45" office:value-type="string" calcext:value-type="string">
            <text:p>16 31</text:p>
          </table:table-cell>
          <table:table-cell table:number-columns-repeated="2"/>
          <table:table-cell table:style-name="ce45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9.97+131</text:p>
          </table:table-cell>
          <table:table-cell table:style-name="ce4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4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45"/>
          <table:table-cell office:value-type="string" calcext:value-type="string">
            <text:p>-1843.43</text:p>
          </table:table-cell>
          <table:table-cell table:style-name="ce4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45"/>
          <table:table-cell table:style-name="ce45" office:value-type="string" calcext:value-type="string">
            <text:p>0.00637010 269.1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6</text:p>
          </table:table-cell>
          <table:table-cell table:style-name="ce45" office:value-type="string" calcext:value-type="string">
            <text:p>13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4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38372 273.99$</text:p>
          </table:table-cell>
          <table:table-cell table:style-name="ce45"/>
          <table:table-cell office:value-type="string" calcext:value-type="string">
            <text:p>4.89$</text:p>
          </table:table-cell>
          <table:table-cell table:style-name="ce45"/>
          <table:table-cell table:style-name="ce45" office:value-type="string" calcext:value-type="string">
            <text:p>192.0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4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45"/>
          <table:table-cell office:value-type="string" calcext:value-type="string">
            <text:p>153.49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7</text:p>
          </table:table-cell>
          <table:table-cell table:style-name="ce45" office:value-type="string" calcext:value-type="string">
            <text:p>14 0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4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45"/>
          <table:table-cell office:value-type="string" calcext:value-type="string">
            <text:p>-1996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033 275.0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9.8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456 274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45"/>
          <table:table-cell table:style-name="ce45" office:value-type="string" calcext:value-type="string">
            <text:p>0.00642996 272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8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9.13</text:p>
          </table:table-cell>
          <table:table-cell table:style-name="ce4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4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1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645772 273.67$</text:p>
          </table:table-cell>
          <table:table-cell table:style-name="ce45"/>
          <table:table-cell office:value-type="string" calcext:value-type="string">
            <text:p>4.86$</text:p>
          </table:table-cell>
          <table:table-cell table:style-name="ce45" office:value-type="string" calcext:value-type="string">
            <text:p>16.9$</text:p>
          </table:table-cell>
          <table:table-cell table:style-name="ce45" office:value-type="string" calcext:value-type="string">
            <text:p>180.19$</text:p>
          </table:table-cell>
          <table:table-cell table:style-name="ce45" office:value-type="string" calcext:value-type="string">
            <text:p>0.56$</text:p>
          </table:table-cell>
          <table:table-cell table:style-name="ce45" office:value-type="string" calcext:value-type="string">
            <text:p>503.3$</text:p>
          </table:table-cell>
          <table:table-cell table:style-name="ce45"/>
          <table:table-cell office:value-type="string" calcext:value-type="string">
            <text:p>3920/503 88%/11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9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2"/>
          <table:table-cell table:style-name="ce53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216.89</text:p>
          </table:table-cell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4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0</text:p>
          </table:table-cell>
          <table:table-cell table:style-name="ce45" office:value-type="string" calcext:value-type="string">
            <text:p>16 00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45"/>
          <table:table-cell/>
          <table:table-cell office:value-type="string" calcext:value-type="string">
            <text:p>216.57</text:p>
          </table:table-cell>
          <table:table-cell table:style-name="ce4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4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0842 270.41$</text:p>
          </table:table-cell>
          <table:table-cell table:style-name="ce45"/>
          <table:table-cell office:value-type="string" calcext:value-type="string">
            <text:p>4.7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2</text:p>
          </table:table-cell>
          <table:table-cell table:style-name="ce45" office:value-type="string" calcext:value-type="string">
            <text:p>17 02</text:p>
          </table:table-cell>
          <table:table-cell table:number-columns-repeated="2"/>
          <table:table-cell table:style-name="ce45"/>
          <table:table-cell table:number-columns-repeated="6"/>
          <table:table-cell table:style-name="ce53" office:value-type="string" calcext:value-type="string">
            <text:p>+1351.81</text:p>
          </table:table-cell>
          <table:table-cell table:style-name="ce45"/>
          <table:table-cell/>
          <table:table-cell office:value-type="string" calcext:value-type="string">
            <text:p>215.93</text:p>
          </table:table-cell>
          <table:table-cell table:style-name="ce4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4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6440 268.43$</text:p>
          </table:table-cell>
          <table:table-cell table:style-name="ce45"/>
          <table:table-cell office:value-type="string" calcext:value-type="string">
            <text:p>4.67$</text:p>
          </table:table-cell>
          <table:table-cell table:style-name="ce45"/>
          <table:table-cell table:style-name="ce45" office:value-type="string" calcext:value-type="string">
            <text:p>170.67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3</text:p>
          </table:table-cell>
          <table:table-cell table:style-name="ce45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45"/>
          <table:table-cell/>
          <table:table-cell office:value-type="string" calcext:value-type="string">
            <text:p>217.44</text:p>
          </table:table-cell>
          <table:table-cell table:style-name="ce4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4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9154 254.44$</text:p>
          </table:table-cell>
          <table:table-cell table:style-name="ce45"/>
          <table:table-cell office:value-type="string" calcext:value-type="string">
            <text:p>4.45$</text:p>
          </table:table-cell>
          <table:table-cell table:style-name="ce45"/>
          <table:table-cell table:style-name="ce45" office:value-type="string" calcext:value-type="string">
            <text:p>159.0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4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4</text:p>
          </table:table-cell>
          <table:table-cell table:style-name="ce45" office:value-type="string" calcext:value-type="string">
            <text:p>17 4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8.24</text:p>
          </table:table-cell>
          <table:table-cell table:style-name="ce4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4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256.11</text:p>
          </table:table-cell>
          <table:table-cell/>
          <table:table-cell table:style-name="ce45"/>
          <table:table-cell table:style-name="ce45" office:value-type="string" calcext:value-type="string">
            <text:p>0.00660730 264.24$</text:p>
          </table:table-cell>
          <table:table-cell table:style-name="ce45"/>
          <table:table-cell office:value-type="string" calcext:value-type="string">
            <text:p>4.56$</text:p>
          </table:table-cell>
          <table:table-cell table:style-name="ce45"/>
          <table:table-cell table:style-name="ce45" office:value-type="string" calcext:value-type="string">
            <text:p>169.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5</text:p>
          </table:table-cell>
          <table:table-cell table:style-name="ce45" office:value-type="string" calcext:value-type="string">
            <text:p>12 10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18.59</text:p>
          </table:table-cell>
          <table:table-cell table:style-name="ce4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4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23.05</text:p>
          </table:table-cell>
          <table:table-cell/>
          <table:table-cell table:style-name="ce45"/>
          <table:table-cell table:style-name="ce45" office:value-type="string" calcext:value-type="string">
            <text:p>0.00662487 265.31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6.5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6</text:p>
          </table:table-cell>
          <table:table-cell table:style-name="ce45" office:value-type="string" calcext:value-type="string">
            <text:p>1.18</text:p>
          </table:table-cell>
          <table:table-cell table:number-columns-repeated="2"/>
          <table:table-cell table:style-name="ce45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53" office:value-type="string" calcext:value-type="string">
            <text:p>+110.49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4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4182 264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office:value-type="string" calcext:value-type="string">
            <text:p>5027.47</text:p>
          </table:table-cell>
          <table:table-cell table:style-name="ce53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45"/>
          <table:table-cell/>
          <table:table-cell office:value-type="string" calcext:value-type="string">
            <text:p>221.31</text:p>
          </table:table-cell>
          <table:table-cell table:style-name="ce4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4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8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45"/>
          <table:table-cell table:style-name="ce58" office:value-type="float" office:value="342832" calcext:value-type="float">
            <text:p>342832</text:p>
          </table:table-cell>
          <table:table-cell table:style-name="ce58"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6011 28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7</text:p>
          </table:table-cell>
          <table:table-cell table:style-name="ce45" office:value-type="string" calcext:value-type="string">
            <text:p>20 34</text:p>
          </table:table-cell>
          <table:table-cell table:number-columns-repeated="2"/>
          <table:table-cell table:style-name="ce45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21.38</text:p>
          </table:table-cell>
          <table:table-cell table:style-name="ce4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4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8</text:p>
          </table:table-cell>
          <table:table-cell table:style-name="ce4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4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207.73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45"/>
          <table:table-cell table:style-name="ce45" office:value-type="string" calcext:value-type="string">
            <text:p>0.00671189 283.0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9</text:p>
          </table:table-cell>
          <table:table-cell table:style-name="ce45" office:value-type="string" calcext:value-type="string">
            <text:p>4 38</text:p>
          </table:table-cell>
          <table:table-cell table:number-columns-repeated="2"/>
          <table:table-cell table:style-name="ce45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4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-2204.65</text:p>
          </table:table-cell>
          <table:table-cell table:style-name="ce45"/>
          <table:table-cell table:style-name="ce55" office:value-type="string" calcext:value-type="string">
            <text:p>-836</text:p>
          </table:table-cell>
          <table:table-cell table:style-name="ce55" office:value-type="string" calcext:value-type="string">
            <text:p>-996.78</text:p>
          </table:table-cell>
          <table:table-cell/>
          <table:table-cell table:style-name="ce45"/>
          <table:table-cell table:style-name="ce45" office:value-type="string" calcext:value-type="string">
            <text:p>0.00672317 283.98$</text:p>
          </table:table-cell>
          <table:table-cell table:style-name="ce45"/>
          <table:table-cell office:value-type="string" calcext:value-type="string">
            <text:p>4.81$</text:p>
          </table:table-cell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office:value-type="string" calcext:value-type="string">
            <text:p>0.52$</text:p>
          </table:table-cell>
          <table:table-cell table:style-name="ce45" office:value-type="string" calcext:value-type="string">
            <text:p>509.9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4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45"/>
          <table:table-cell table:style-name="ce64" office:value-type="string" calcext:value-type="string">
            <text:p>-30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0</text:p>
          </table:table-cell>
          <table:table-cell table:style-name="ce45" office:value-type="string" calcext:value-type="string">
            <text:p>22 35</text:p>
          </table:table-cell>
          <table:table-cell table:number-columns-repeated="2"/>
          <table:table-cell table:style-name="ce45"/>
          <table:table-cell office:value-type="string" calcext:value-type="string">
            <text:p>1869.63</text:p>
          </table:table-cell>
          <table:table-cell table:number-columns-repeated="6"/>
          <table:table-cell table:style-name="ce45"/>
          <table:table-cell/>
          <table:table-cell office:value-type="string" calcext:value-type="string">
            <text:p>220.53</text:p>
          </table:table-cell>
          <table:table-cell table:style-name="ce4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4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6984 293.52$</text:p>
          </table:table-cell>
          <table:table-cell table:style-name="ce45"/>
          <table:table-cell office:value-type="string" calcext:value-type="string">
            <text:p>4.95$</text:p>
          </table:table-cell>
          <table:table-cell table:style-name="ce45"/>
          <table:table-cell table:style-name="ce45" office:value-type="string" calcext:value-type="string">
            <text:p>179.85$</text:p>
          </table:table-cell>
          <table:table-cell table:style-name="ce45" office:value-type="string" calcext:value-type="string">
            <text:p>0.54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table:number-columns-repeated="2"/>
          <table:table-cell table:style-name="ce45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45"/>
          <table:table-cell/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4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45"/>
          <table:table-cell office:value-type="string" calcext:value-type="string">
            <text:p>111.94</text:p>
          </table:table-cell>
          <table:table-cell table:style-name="ce45"/>
          <table:table-cell table:number-columns-repeated="2"/>
          <table:table-cell table:style-name="ce55"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79756 291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style-name="ce53" office:value-type="string" calcext:value-type="string">
            <text:p>+22276</text:p>
          </table:table-cell>
          <table:table-cell table:style-name="ce53" office:value-type="string" calcext:value-type="string">
            <text:p>+254</text:p>
          </table:table-cell>
          <table:table-cell table:style-name="ce45"/>
          <table:table-cell table:style-name="ce55" office:value-type="string" calcext:value-type="string">
            <text:p>-2416.59</text:p>
          </table:table-cell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80616 +33.81$ +2863р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4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office:value-type="string" calcext:value-type="string">
            <text:p>340721</text:p>
          </table:table-cell>
          <table:table-cell table:style-name="ce56" office:value-type="string" calcext:value-type="string">
            <text:p>394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9756</text:p>
          </table:table-cell>
          <table:table-cell table:style-name="ce45"/>
          <table:table-cell/>
          <table:table-cell table:style-name="ce45" table:number-columns-repeated="2"/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1</text:p>
          </table:table-cell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4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1549 287.2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2</text:p>
          </table:table-cell>
          <table:table-cell table:style-name="ce45" office:value-type="string" calcext:value-type="string">
            <text:p>0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4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45"/>
          <table:table-cell office:value-type="string" calcext:value-type="string">
            <text:p>215.1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2419 293.7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3</text:p>
          </table:table-cell>
          <table:table-cell table:style-name="ce45" office:value-type="string" calcext:value-type="string">
            <text:p>9 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4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558.9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6291 295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4</text:p>
          </table:table-cell>
          <table:table-cell table:style-name="ce45" office:value-type="string" calcext:value-type="string">
            <text:p>20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4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45"/>
          <table:table-cell office:value-type="string" calcext:value-type="string">
            <text:p>202.1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9791 295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6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4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45"/>
          <table:table-cell office:value-type="string" calcext:value-type="string">
            <text:p>326.8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2505 294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7</text:p>
          </table:table-cell>
          <table:table-cell table:style-name="ce45" office:value-type="string" calcext:value-type="string">
            <text:p>5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4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432.5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4969 299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2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4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45"/>
          <table:table-cell office:value-type="string" calcext:value-type="string">
            <text:p>-1735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27 29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8</text:p>
          </table:table-cell>
          <table:table-cell table:style-name="ce45" office:value-type="string" calcext:value-type="string">
            <text:p>4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45"/>
          <table:table-cell table:style-name="ce56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483</text:p>
          </table:table-cell>
          <table:table-cell table:style-name="ce45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45" office:value-type="string" calcext:value-type="string">
            <text:p>16.23$</text:p>
          </table:table-cell>
          <table:table-cell table:style-name="ce45" office:value-type="string" calcext:value-type="string">
            <text:p>203.82$</text:p>
          </table:table-cell>
          <table:table-cell table:style-name="ce45" office:value-type="string" calcext:value-type="string">
            <text:p>0.53$</text:p>
          </table:table-cell>
          <table:table-cell table:style-name="ce45" office:value-type="string" calcext:value-type="string">
            <text:p>564.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4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45"/>
          <table:table-cell office:value-type="string" calcext:value-type="string">
            <text:p>145.7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310.3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4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45"/>
          <table:table-cell office:value-type="string" calcext:value-type="string">
            <text:p>-1881.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080 3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9</text:p>
          </table:table-cell>
          <table:table-cell table:style-name="ce45" office:value-type="string" calcext:value-type="string">
            <text:p>7 4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4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578 320.8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2</text:p>
          </table:table-cell>
          <table:table-cell table:number-columns-repeated="2"/>
          <table:table-cell table:style-name="ce45"/>
          <table:table-cell table:number-columns-repeated="5"/>
          <table:table-cell table:style-name="ce53" office:value-type="string" calcext:value-type="string">
            <text:p>+92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4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0</text:p>
          </table:table-cell>
          <table:table-cell table:style-name="ce45" office:value-type="string" calcext:value-type="string">
            <text:p>14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4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string" calcext:value-type="string">
            <text:p>577.7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2496 331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1</text:p>
          </table:table-cell>
          <table:table-cell table:style-name="ce45" office:value-type="string" calcext:value-type="string">
            <text:p>7 3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45"/>
          <table:table-cell office:value-type="string" calcext:value-type="string">
            <text:p>155</text:p>
          </table:table-cell>
          <table:table-cell/>
          <table:table-cell table:style-name="ce4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4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45"/>
          <table:table-cell office:value-type="string" calcext:value-type="string">
            <text:p>275.8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3286 335.4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2</text:p>
          </table:table-cell>
          <table:table-cell table:style-name="ce45" office:value-type="string" calcext:value-type="string">
            <text:p>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4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45"/>
          <table:table-cell office:value-type="string" calcext:value-type="string">
            <text:p>250.5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00 335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4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float" office:value="101" calcext:value-type="float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6193 335.7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8109.51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4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45"/>
          <table:table-cell office:value-type="string" calcext:value-type="string">
            <text:p>-3086.7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067 346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43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3</text:p>
          </table:table-cell>
          <table:table-cell table:style-name="ce45" office:value-type="string" calcext:value-type="string">
            <text:p>11 43</text:p>
          </table:table-cell>
          <table:table-cell table:number-columns-repeated="2"/>
          <table:table-cell table:style-name="ce45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45"/>
          <table:table-cell table:style-name="ce56" office:value-type="string" calcext:value-type="string">
            <text:p>359661</text:p>
          </table:table-cell>
          <table:table-cell table:style-name="ce56" office:value-type="string" calcext:value-type="string">
            <text:p>4104</text:p>
          </table:table-cell>
          <table:table-cell table:style-name="ce45"/>
          <table:table-cell office:value-type="string" calcext:value-type="string">
            <text:p>515.2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8360 349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4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45"/>
          <table:table-cell table:style-name="ce56" office:value-type="string" calcext:value-type="string">
            <text:p>361360</text:p>
          </table:table-cell>
          <table:table-cell table:style-name="ce58" office:value-type="string" calcext:value-type="string">
            <text:p>4117</text:p>
          </table:table-cell>
          <table:table-cell table:style-name="ce45"/>
          <table:table-cell office:value-type="string" calcext:value-type="string">
            <text:p>-3601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725 346.0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99.99999184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6</text:p>
          </table:table-cell>
          <table:table-cell table:style-name="ce45" office:value-type="string" calcext:value-type="string">
            <text:p>5 28</text:p>
          </table:table-cell>
          <table:table-cell table:number-columns-repeated="2"/>
          <table:table-cell table:style-name="ce45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45"/>
          <table:table-cell table:style-name="ce5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45"/>
          <table:table-cell office:value-type="string" calcext:value-type="string">
            <text:p>134.29+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3809 366.3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38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4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4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45"/>
          <table:table-cell office:value-type="string" calcext:value-type="string">
            <text:p>290.44</text:p>
          </table:table-cell>
          <table:table-cell table:style-name="ce4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7</text:p>
          </table:table-cell>
          <table:table-cell table:style-name="ce45" office:value-type="string" calcext:value-type="string">
            <text:p>10 54</text:p>
          </table:table-cell>
          <table:table-cell table:number-columns-repeated="2"/>
          <table:table-cell table:style-name="ce45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4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45"/>
          <table:table-cell office:value-type="string" calcext:value-type="string">
            <text:p>-4027.7</text:p>
          </table:table-cell>
          <table:table-cell table:style-name="ce45"/>
          <table:table-cell/>
          <table:table-cell office:value-type="string" calcext:value-type="string">
            <text:p>-322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8</text:p>
          </table:table-cell>
          <table:table-cell table:style-name="ce45" office:value-type="string" calcext:value-type="string">
            <text:p>10 59</text:p>
          </table:table-cell>
          <table:table-cell table:number-columns-repeated="2"/>
          <table:table-cell table:style-name="ce45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9</text:p>
          </table:table-cell>
          <table:table-cell table:style-name="ce45" office:value-type="string" calcext:value-type="string">
            <text:p>19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4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45"/>
          <table:table-cell office:value-type="string" calcext:value-type="string">
            <text:p>381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2160 371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0</text:p>
          </table:table-cell>
          <table:table-cell table:style-name="ce45" office:value-type="string" calcext:value-type="string">
            <text:p>15 41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45"/>
          <table:table-cell office:value-type="string" calcext:value-type="string">
            <text:p>-7308</text:p>
          </table:table-cell>
          <table:table-cell/>
          <table:table-cell table:style-name="ce45"/>
          <table:table-cell office:value-type="string" calcext:value-type="string">
            <text:p>-4408.9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1</text:p>
          </table:table-cell>
          <table:table-cell table:style-name="ce45" office:value-type="string" calcext:value-type="string">
            <text:p>1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4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4984 372.2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5.9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4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45"/>
          <table:table-cell table:style-name="ce45" office:value-type="string" calcext:value-type="string">
            <text:p>0.00717198 366.50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92.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2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4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296</text:p>
          </table:table-cell>
          <table:table-cell table:style-name="ce55" office:value-type="string" calcext:value-type="string">
            <text:p>-577.44</text:p>
          </table:table-cell>
          <table:table-cell/>
          <table:table-cell table:style-name="ce45"/>
          <table:table-cell table:style-name="ce45" office:value-type="string" calcext:value-type="string">
            <text:p>0.00719528 371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27</text:p>
          </table:table-cell>
          <table:table-cell table:number-columns-repeated="2"/>
          <table:table-cell table:style-name="ce45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4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6"/>
          <table:table-cell table:style-name="ce53" office:value-type="string" calcext:value-type="string">
            <text:p>+1216.26 =7+66.94+653.4+495.92</text:p>
          </table:table-cell>
          <table:table-cell table:style-name="ce45" office:value-type="string" calcext:value-type="string">
            <text:p><text:s/></text:p>
          </table:table-cell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4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526 372.14$</text:p>
          </table:table-cell>
          <table:table-cell table:style-name="ce45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45" office:value-type="string" calcext:value-type="string">
            <text:p>16.36$</text:p>
          </table:table-cell>
          <table:table-cell table:style-name="ce45" office:value-type="string" calcext:value-type="string">
            <text:p>290.01$</text:p>
          </table:table-cell>
          <table:table-cell table:style-name="ce45" office:value-type="string" calcext:value-type="string">
            <text:p>0.58$</text:p>
          </table:table-cell>
          <table:table-cell table:style-name="ce45" office:value-type="string" calcext:value-type="string">
            <text:p>717.97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3</text:p>
          </table:table-cell>
          <table:table-cell table:style-name="ce45" office:value-type="string" calcext:value-type="string">
            <text:p>15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4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747 369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446.7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0.07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4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45"/>
          <table:table-cell office:value-type="string" calcext:value-type="string">
            <text:p>360.7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547 370.4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5</text:p>
          </table:table-cell>
          <table:table-cell table:style-name="ce45" office:value-type="string" calcext:value-type="string">
            <text:p>2 32</text:p>
          </table:table-cell>
          <table:table-cell table:number-columns-repeated="2"/>
          <table:table-cell table:style-name="ce45"/>
          <table:table-cell office:value-type="string" calcext:value-type="string">
            <text:p>3525.77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4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45"/>
          <table:table-cell table:number-columns-repeated="2"/>
          <table:table-cell table:style-name="ce45"/>
          <table:table-cell table:style-name="ce55" office:value-type="string" calcext:value-type="string">
            <text:p>-5159.7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6</text:p>
          </table:table-cell>
          <table:table-cell table:style-name="ce45" office:value-type="string" calcext:value-type="string">
            <text:p>9 01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2832.6</text:p>
          </table:table-cell>
          <table:table-cell table:number-columns-repeated="2"/>
          <table:table-cell table:style-name="ce53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4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45"/>
          <table:table-cell table:style-name="ce64" office:value-type="string" calcext:value-type="string">
            <text:p>-2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120 376.3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7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4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6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632 417.9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89.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8</text:p>
          </table:table-cell>
          <table:table-cell table:style-name="ce45" office:value-type="string" calcext:value-type="string">
            <text:p>2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4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table:style-name="ce55" office:value-type="string" calcext:value-type="string">
            <text:p>-46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560 417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9</text:p>
          </table:table-cell>
          <table:table-cell table:style-name="ce4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4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7793 462.9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9.0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1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5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8516 447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table:style-name="ce53" office:value-type="string" calcext:value-type="string">
            <text:p>+485</text:p>
          </table:table-cell>
          <table:table-cell table:style-name="ce53" office:value-type="string" calcext:value-type="string">
            <text:p>+33738</text:p>
          </table:table-cell>
          <table:table-cell/>
          <table:table-cell table:style-name="ce45"/>
          <table:table-cell table:style-name="ce53" office:value-type="string" calcext:value-type="string">
            <text:p>+12333</text:p>
          </table:table-cell>
          <table:table-cell table:style-name="ce53" office:value-type="string" calcext:value-type="string">
            <text:p>+9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5876 +156.12$</text:p>
          </table:table-cell>
          <table:table-cell table:style-name="ce5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3.01</text:p>
          </table:table-cell>
          <table:table-cell table:style-name="ce45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4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05876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45"/>
          <table:table-cell office:value-type="string" calcext:value-type="string">
            <text:p>354206</text:p>
          </table:table-cell>
          <table:table-cell table:style-name="ce56"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9895 45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4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45"/>
          <table:table-cell office:value-type="string" calcext:value-type="string">
            <text:p>176.5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45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2</text:p>
          </table:table-cell>
          <table:table-cell table:style-name="ce45" office:value-type="string" calcext:value-type="string">
            <text:p>21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45"/>
          <table:table-cell table:style-name="ce56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932 459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063.63</text:p>
          </table:table-cell>
          <table:table-cell table:number-columns-repeated="3"/>
          <table:table-cell table:style-name="ce4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3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4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45"/>
          <table:table-cell office:value-type="string" calcext:value-type="string">
            <text:p>607.2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5</text:p>
          </table:table-cell>
          <table:table-cell table:style-name="ce45" office:value-type="string" calcext:value-type="string">
            <text:p>2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45"/>
          <table:table-cell office:value-type="string" calcext:value-type="string">
            <text:p>350663</text:p>
          </table:table-cell>
          <table:table-cell/>
          <table:table-cell table:style-name="ce45"/>
          <table:table-cell office:value-type="string" calcext:value-type="string">
            <text:p>36.37+130.8</text:p>
          </table:table-cell>
          <table:table-cell table:style-name="ce45"/>
          <table:table-cell office:value-type="string" calcext:value-type="string">
            <text:p>12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6</text:p>
          </table:table-cell>
          <table:table-cell table:style-name="ce4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45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4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45"/>
          <table:table-cell office:value-type="string" calcext:value-type="string">
            <text:p>-950.9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45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4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office:value-type="string" calcext:value-type="string">
            <text:p>10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-15$ adv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7</text:p>
          </table:table-cell>
          <table:table-cell table:style-name="ce4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7"/>
          <table:table-cell table:style-name="ce45"/>
          <table:table-cell office:value-type="string" calcext:value-type="string">
            <text:p>170</text:p>
          </table:table-cell>
          <table:table-cell/>
          <table:table-cell table:style-name="ce4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1050.91</text:p>
          </table:table-cell>
          <table:table-cell table:style-name="ce45"/>
          <table:table-cell office:value-type="string" calcext:value-type="string">
            <text:p>-2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7562 483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4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63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776 494.35$</text:p>
          </table:table-cell>
          <table:table-cell table:style-name="ce45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45" office:value-type="string" calcext:value-type="string">
            <text:p>21.03$</text:p>
          </table:table-cell>
          <table:table-cell table:style-name="ce45" office:value-type="string" calcext:value-type="string">
            <text:p>1274.99992511 208.9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843.31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8</text:p>
          </table:table-cell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6</text:p>
          </table:table-cell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45"/>
          <table:table-cell office:value-type="string" calcext:value-type="string">
            <text:p>-1214.7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1984 50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9</text:p>
          </table:table-cell>
          <table:table-cell table:style-name="ce45" office:value-type="string" calcext:value-type="string">
            <text:p>0 51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4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51.1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3806 502.1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45"/>
          <table:table-cell office:value-type="string" calcext:value-type="string">
            <text:p>-1365.94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45"/>
          <table:table-cell table:style-name="ce45" office:value-type="string" calcext:value-type="string">
            <text:p>0.00734456 501.16$</text:p>
          </table:table-cell>
          <table:table-cell table:style-name="ce45"/>
          <table:table-cell office:value-type="string" calcext:value-type="string">
            <text:p>72.69</text:p>
          </table:table-cell>
          <table:table-cell table:style-name="ce45"/>
          <table:table-cell table:style-name="ce45" office:value-type="string" calcext:value-type="string">
            <text:p>186.5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0</text:p>
          </table:table-cell>
          <table:table-cell table:style-name="ce45" office:value-type="string" calcext:value-type="string">
            <text:p>23 03</text:p>
          </table:table-cell>
          <table:table-cell table:number-columns-repeated="2"/>
          <table:table-cell table:style-name="ce45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38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628 511.33$</text:p>
          </table:table-cell>
          <table:table-cell table:style-name="ce45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45" office:value-type="string" calcext:value-type="string">
            <text:p>20.84$</text:p>
          </table:table-cell>
          <table:table-cell table:style-name="ce45" office:value-type="string" calcext:value-type="string">
            <text:p>190.3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841.97$</text:p>
          </table:table-cell>
          <table:table-cell table:style-name="ce45"/>
          <table:table-cell office:value-type="string" calcext:value-type="string">
            <text:p>4084/841 82%/17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1</text:p>
          </table:table-cell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4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45"/>
          <table:table-cell office:value-type="string" calcext:value-type="string">
            <text:p>160.08</text:p>
          </table:table-cell>
          <table:table-cell table:style-name="ce45"/>
          <table:table-cell/>
          <table:table-cell office:value-type="string" calcext:value-type="string">
            <text:p>39.96</text:p>
          </table:table-cell>
          <table:table-cell/>
          <table:table-cell table:style-name="ce45"/>
          <table:table-cell table:style-name="ce45" office:value-type="string" calcext:value-type="string">
            <text:p>0.00738465 533.87$</text:p>
          </table:table-cell>
          <table:table-cell table:style-name="ce45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45" office:value-type="string" calcext:value-type="string">
            <text:p>23.91$</text:p>
          </table:table-cell>
          <table:table-cell table:style-name="ce45" office:value-type="string" calcext:value-type="string">
            <text:p>195.32$</text:p>
          </table:table-cell>
          <table:table-cell table:style-name="ce45" office:value-type="string" calcext:value-type="string">
            <text:p>0.95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2</text:p>
          </table:table-cell>
          <table:table-cell table:style-name="ce45" office:value-type="string" calcext:value-type="string">
            <text:p>12 00</text:p>
          </table:table-cell>
          <table:table-cell table:number-columns-repeated="2"/>
          <table:table-cell table:style-name="ce45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45"/>
          <table:table-cell table:style-name="ce58" office:value-type="string" calcext:value-type="string">
            <text:p>369869</text:p>
          </table:table-cell>
          <table:table-cell table:style-name="ce58" office:value-type="string" calcext:value-type="string">
            <text:p>4251</text:p>
          </table:table-cell>
          <table:table-cell table:style-name="ce45"/>
          <table:table-cell office:value-type="string" calcext:value-type="string">
            <text:p>-1526.02</text:p>
          </table:table-cell>
          <table:table-cell table:style-name="ce45"/>
          <table:table-cell/>
          <table:table-cell office:value-type="string" calcext:value-type="string">
            <text:p>-159.9</text:p>
          </table:table-cell>
          <table:table-cell/>
          <table:table-cell table:style-name="ce45"/>
          <table:table-cell table:style-name="ce45" office:value-type="string" calcext:value-type="string">
            <text:p>0.00739722 529.4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4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45"/>
          <table:table-cell office:value-type="string" calcext:value-type="string">
            <text:p>371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523.0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590.41</text:p>
          </table:table-cell>
          <table:table-cell table:number-columns-repeated="3"/>
          <table:table-cell table:style-name="ce45"/>
          <table:table-cell office:value-type="string" calcext:value-type="string">
            <text:p>349661</text:p>
          </table:table-cell>
          <table:table-cell/>
          <table:table-cell table:style-name="ce45"/>
          <table:table-cell office:value-type="string" calcext:value-type="string">
            <text:p>-1897.3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3</text:p>
          </table:table-cell>
          <table:table-cell table:style-name="ce45" office:value-type="string" calcext:value-type="string">
            <text:p>19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4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45"/>
          <table:table-cell office:value-type="string" calcext:value-type="string">
            <text:p>109.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60 540.8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7.2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8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007.1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46.74$</text:p>
          </table:table-cell>
          <table:table-cell/>
          <table:table-cell table:style-name="ce45" office:value-type="string" calcext:value-type="string">
            <text:p>0.44317456 42.77$</text:p>
          </table:table-cell>
          <table:table-cell table:style-name="ce45" table:number-columns-repeated="4"/>
          <table:table-cell table:style-name="ce43" office:value-type="string" calcext:value-type="string">
            <text:p>in/out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4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7876 531.78$</text:p>
          </table:table-cell>
          <table:table-cell table:style-name="ce45"/>
          <table:table-cell office:value-type="string" calcext:value-type="string">
            <text:p>27.28$</text:p>
          </table:table-cell>
          <table:table-cell table:style-name="ce45" office:value-type="string" calcext:value-type="string">
            <text:p>0.75164856 72.59$</text:p>
          </table:table-cell>
          <table:table-cell table:style-name="ce45"/>
          <table:table-cell table:style-name="ce45" office:value-type="string" calcext:value-type="string">
            <text:p>0.92$</text:p>
          </table:table-cell>
          <table:table-cell table:style-name="ce45" office:value-type="string" calcext:value-type="string">
            <text:p>819.86$</text:p>
          </table:table-cell>
          <table:table-cell table:style-name="ce45"/>
          <table:table-cell office:value-type="string" calcext:value-type="string">
            <text:p>3809/999 81%/19%</text:p>
          </table:table-cell>
          <table:table-cell table:style-name="ce4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14</text:p>
          </table:table-cell>
          <table:table-cell table:style-name="ce45" office:value-type="string" calcext:value-type="string">
            <text:p>18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45"/>
          <table:table-cell office:value-type="string" calcext:value-type="string">
            <text:p>180</text:p>
          </table:table-cell>
          <table:table-cell/>
          <table:table-cell table:style-name="ce4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4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45"/>
          <table:table-cell office:value-type="string" calcext:value-type="string">
            <text:p>84.4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0.00063872</text:p>
          </table:table-cell>
          <table:table-cell/>
          <table:table-cell table:style-name="ce45" table:number-columns-repeated="5"/>
          <table:table-cell office:value-type="string" calcext:value-type="string">
            <text:p>https://wpcalc.com/raznica-v-procentax/</text:p>
          </table:table-cell>
          <table:table-cell table:style-name="ce4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5</text:p>
          </table:table-cell>
          <table:table-cell table:style-name="ce45" office:value-type="string" calcext:value-type="string">
            <text:p>7 02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4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870 497.38$</text:p>
          </table:table-cell>
          <table:table-cell table:style-name="ce45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45" office:value-type="string" calcext:value-type="string">
            <text:p>66.66$</text:p>
          </table:table-cell>
          <table:table-cell table:style-name="ce45" office:value-type="string" calcext:value-type="string">
            <text:p>172.7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806.62$</text:p>
          </table:table-cell>
          <table:table-cell table:style-name="ce45"/>
          <table:table-cell office:value-type="string" calcext:value-type="string">
            <text:p>3820/986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14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4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45"/>
          <table:table-cell office:value-type="string" calcext:value-type="string">
            <text:p>-2191.52</text:p>
          </table:table-cell>
          <table:table-cell table:style-name="ce45"/>
          <table:table-cell office:value-type="string" calcext:value-type="string">
            <text:p>3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2189 500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6</text:p>
          </table:table-cell>
          <table:table-cell table:style-name="ce45" office:value-type="string" calcext:value-type="string">
            <text:p>8 13</text:p>
          </table:table-cell>
          <table:table-cell table:number-columns-repeated="2"/>
          <table:table-cell table:style-name="ce45"/>
          <table:table-cell office:value-type="string" calcext:value-type="string">
            <text:p>18885.8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4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417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238 504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4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45"/>
          <table:table-cell office:value-type="string" calcext:value-type="string">
            <text:p>-2192.5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7</text:p>
          </table:table-cell>
          <table:table-cell table:style-name="ce45" office:value-type="string" calcext:value-type="string">
            <text:p>0 01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45"/>
          <table:table-cell office:value-type="string" calcext:value-type="string">
            <text:p>56.53</text:p>
          </table:table-cell>
          <table:table-cell/>
          <table:table-cell table:style-name="ce4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45"/>
          <table:table-cell office:value-type="string" calcext:value-type="string">
            <text:p>351275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45"/>
          <table:table-cell table:style-name="ce45" office:value-type="string" calcext:value-type="string">
            <text:p>0.00719007 482.9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4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524.99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1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4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45"/>
          <table:table-cell office:value-type="string" calcext:value-type="string">
            <text:p>-2193.5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644 485.72$</text:p>
          </table:table-cell>
          <table:table-cell table:style-name="ce45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45" office:value-type="string" calcext:value-type="string">
            <text:p>64.23$</text:p>
          </table:table-cell>
          <table:table-cell table:style-name="ce45" office:value-type="string" calcext:value-type="string">
            <text:p>170.08$</text:p>
          </table:table-cell>
          <table:table-cell table:style-name="ce45" office:value-type="string" calcext:value-type="string">
            <text:p>0.77$</text:p>
          </table:table-cell>
          <table:table-cell table:style-name="ce45" office:value-type="string" calcext:value-type="string">
            <text:p>788.95$</text:p>
          </table:table-cell>
          <table:table-cell table:style-name="ce45"/>
          <table:table-cell office:value-type="string" calcext:value-type="string">
            <text:p>3878/94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8</text:p>
          </table:table-cell>
          <table:table-cell table:style-name="ce45" office:value-type="string" calcext:value-type="string">
            <text:p>7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4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1971 49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4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45"/>
          <table:table-cell office:value-type="string" calcext:value-type="string">
            <text:p>151.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661 490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4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45"/>
          <table:table-cell office:value-type="string" calcext:value-type="string">
            <text:p>-2344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3226 487.0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9</text:p>
          </table:table-cell>
          <table:table-cell table:style-name="ce45" office:value-type="string" calcext:value-type="string">
            <text:p>17 1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4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438 455.00$</text:p>
          </table:table-cell>
          <table:table-cell table:style-name="ce45"/>
          <table:table-cell office:value-type="string" calcext:value-type="string">
            <text:p>23.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0</text:p>
          </table:table-cell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45"/>
          <table:table-cell/>
          <table:table-cell office:value-type="string" calcext:value-type="string">
            <text:p>4.94</text:p>
          </table:table-cell>
          <table:table-cell table:style-name="ce4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4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45"/>
          <table:table-cell office:value-type="string" calcext:value-type="string">
            <text:p>580.46</text:p>
          </table:table-cell>
          <table:table-cell table:style-name="ce45"/>
          <table:table-cell office:value-type="string" calcext:value-type="string">
            <text:p>136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8676 468.1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1</text:p>
          </table:table-cell>
          <table:table-cell table:style-name="ce45" office:value-type="string" calcext:value-type="string">
            <text:p>0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25.38</text:p>
          </table:table-cell>
          <table:table-cell table:style-name="ce45"/>
          <table:table-cell office:value-type="string" calcext:value-type="string">
            <text:p>-66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9251 493.2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3.9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45"/>
          <table:table-cell office:value-type="string" calcext:value-type="string">
            <text:p>0</text:p>
          </table:table-cell>
          <table:table-cell/>
          <table:table-cell table:style-name="ce4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4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618 486.06$</text:p>
          </table:table-cell>
          <table:table-cell table:style-name="ce45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45" office:value-type="string" calcext:value-type="string">
            <text:p>64.19$</text:p>
          </table:table-cell>
          <table:table-cell table:style-name="ce45" office:value-type="string" calcext:value-type="string">
            <text:p>116.95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18.22$</text:p>
          </table:table-cell>
          <table:table-cell table:style-name="ce45"/>
          <table:table-cell office:value-type="string" calcext:value-type="string">
            <text:p>3782/974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office:value-type="string" calcext:value-type="string">
            <text:p>5433.88</text:p>
          </table:table-cell>
          <table:table-cell table:number-columns-repeated="6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4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45"/>
          <table:table-cell office:value-type="string" calcext:value-type="string">
            <text:p>-2926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158 477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style-name="ce4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2</text:p>
          </table:table-cell>
          <table:table-cell table:style-name="ce45" office:value-type="string" calcext:value-type="string">
            <text:p>2 4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string" calcext:value-type="string">
            <text:p>286.12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4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9" office:value-type="string" calcext:value-type="string">
            <text:p>рЭ к д</text:p>
          </table:table-cell>
          <table:table-cell table:style-name="ce65"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641 478.76$</text:p>
          </table:table-cell>
          <table:table-cell table:style-name="ce45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45" office:value-type="string" calcext:value-type="string">
            <text:p>64.40$</text:p>
          </table:table-cell>
          <table:table-cell table:style-name="ce45" office:value-type="string" calcext:value-type="string">
            <text:p>125.62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71.05$</text:p>
          </table:table-cell>
          <table:table-cell table:style-name="ce45"/>
          <table:table-cell office:value-type="string" calcext:value-type="string">
            <text:p>3799/971 79%/20.3%</text:p>
          </table:table-cell>
          <table:table-cell table:style-name="ce4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1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53" office:value-type="string" calcext:value-type="string">
            <text:p>+910.8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4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45"/>
          <table:table-cell office:value-type="string" calcext:value-type="string">
            <text:p>101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766 464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3</text:p>
          </table:table-cell>
          <table:table-cell table:style-name="ce45" office:value-type="string" calcext:value-type="string">
            <text:p>15 0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4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45"/>
          <table:table-cell office:value-type="string" calcext:value-type="string">
            <text:p>-3027.38</text:p>
          </table:table-cell>
          <table:table-cell table:style-name="ce45"/>
          <table:table-cell office:value-type="string" calcext:value-type="string">
            <text:p>-834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803 476.04$</text:p>
          </table:table-cell>
          <table:table-cell table:style-name="ce45"/>
          <table:table-cell office:value-type="string" calcext:value-type="string">
            <text:p>78.85$</text:p>
          </table:table-cell>
          <table:table-cell table:style-name="ce45"/>
          <table:table-cell table:style-name="ce45" office:value-type="string" calcext:value-type="string">
            <text:p>118.57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60.45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4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4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45"/>
          <table:table-cell table:style-name="ce45" office:value-type="string" calcext:value-type="string">
            <text:p>0.00738010 478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4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45"/>
          <table:table-cell office:value-type="string" calcext:value-type="string">
            <text:p>598.65</text:p>
          </table:table-cell>
          <table:table-cell table:style-name="ce45"/>
          <table:table-cell office:value-type="string" calcext:value-type="string">
            <text:p>-982.99</text:p>
          </table:table-cell>
          <table:table-cell table:style-name="ce55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45"/>
          <table:table-cell table:style-name="ce45" office:value-type="string" calcext:value-type="string">
            <text:p>0.00739999 490.91$</text:p>
          </table:table-cell>
          <table:table-cell table:style-name="ce45"/>
          <table:table-cell office:value-type="string" calcext:value-type="string">
            <text:p>81.04$</text:p>
          </table:table-cell>
          <table:table-cell table:style-name="ce45"/>
          <table:table-cell table:style-name="ce45" office:value-type="string" calcext:value-type="string">
            <text:p>122.82$</text:p>
          </table:table-cell>
          <table:table-cell table:style-name="ce45" office:value-type="string" calcext:value-type="string">
            <text:p>0.83$</text:p>
          </table:table-cell>
          <table:table-cell table:style-name="ce45" office:value-type="string" calcext:value-type="string">
            <text:p>985.56$</text:p>
          </table:table-cell>
          <table:table-cell table:style-name="ce45"/>
          <table:table-cell office:value-type="string" calcext:value-type="string">
            <text:p>3767/985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5</text:p>
          </table:table-cell>
          <table:table-cell table:style-name="ce45" office:value-type="string" calcext:value-type="string">
            <text:p>17 31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4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45"/>
          <table:table-cell office:value-type="string" calcext:value-type="string">
            <text:p>193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51 512.1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1</text:p>
          </table:table-cell>
          <table:table-cell table:number-columns-repeated="2"/>
          <table:table-cell table:style-name="ce45"/>
          <table:table-cell office:value-type="string" calcext:value-type="string">
            <text:p>10506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601.18</text:p>
          </table:table-cell>
          <table:table-cell table:number-columns-repeated="3"/>
          <table:table-cell table:style-name="ce4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45"/>
          <table:table-cell office:value-type="string" calcext:value-type="string">
            <text:p>-3819.9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0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4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8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2633 517.2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6</text:p>
          </table:table-cell>
          <table:table-cell table:style-name="ce45" office:value-type="string" calcext:value-type="string">
            <text:p>6 48</text:p>
          </table:table-cell>
          <table:table-cell table:number-columns-repeated="2"/>
          <table:table-cell table:style-name="ce45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4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1165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4062 524.25$</text:p>
          </table:table-cell>
          <table:table-cell table:style-name="ce45"/>
          <table:table-cell office:value-type="string" calcext:value-type="string">
            <text:p>86.22$</text:p>
          </table:table-cell>
          <table:table-cell table:style-name="ce45"/>
          <table:table-cell table:style-name="ce45" office:value-type="string" calcext:value-type="string">
            <text:p>124.8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1029.66$</text:p>
          </table:table-cell>
          <table:table-cell table:style-name="ce45"/>
          <table:table-cell office:value-type="string" calcext:value-type="string">
            <text:p>3793/1029</text:p>
          </table:table-cell>
          <table:table-cell table:style-name="ce4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7</text:p>
          </table:table-cell>
          <table:table-cell table:style-name="ce45" office:value-type="string" calcext:value-type="string">
            <text:p>0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4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5997 522.09$</text:p>
          </table:table-cell>
          <table:table-cell table:style-name="ce45"/>
          <table:table-cell office:value-type="string" calcext:value-type="string">
            <text:p>85.63$</text:p>
          </table:table-cell>
          <table:table-cell table:style-name="ce45"/>
          <table:table-cell table:style-name="ce45" office:value-type="string" calcext:value-type="string">
            <text:p>117.46$</text:p>
          </table:table-cell>
          <table:table-cell table:style-name="ce45" office:value-type="string" calcext:value-type="string">
            <text:p>0.87$</text:p>
          </table:table-cell>
          <table:table-cell table:style-name="ce45" office:value-type="string" calcext:value-type="string">
            <text:p>1022.47$</text:p>
          </table:table-cell>
          <table:table-cell table:style-name="ce45"/>
          <table:table-cell office:value-type="string" calcext:value-type="string">
            <text:p>3806/1022</text:p>
          </table:table-cell>
          <table:table-cell table:style-name="ce4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6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8</text:p>
          </table:table-cell>
          <table:table-cell table:style-name="ce4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4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45"/>
          <table:table-cell office:value-type="string" calcext:value-type="string">
            <text:p>187.8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7949 52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4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45"/>
          <table:table-cell office:value-type="string" calcext:value-type="string">
            <text:p>-4007.7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8710 515.5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8</text:p>
          </table:table-cell>
          <table:table-cell table:style-name="ce45" office:value-type="string" calcext:value-type="string">
            <text:p>18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4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297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0599 533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9</text:p>
          </table:table-cell>
          <table:table-cell table:style-name="ce45" office:value-type="string" calcext:value-type="string">
            <text:p>7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2</text:p>
          </table:table-cell>
          <table:table-cell table:style-name="ce4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4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-4305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2035 529.32$</text:p>
          </table:table-cell>
          <table:table-cell table:style-name="ce45"/>
          <table:table-cell office:value-type="string" calcext:value-type="string">
            <text:p>86.17$</text:p>
          </table:table-cell>
          <table:table-cell table:style-name="ce45"/>
          <table:table-cell table:style-name="ce45" office:value-type="string" calcext:value-type="string">
            <text:p>118.23$</text:p>
          </table:table-cell>
          <table:table-cell table:style-name="ce45" office:value-type="string" calcext:value-type="string">
            <text:p>0.89$</text:p>
          </table:table-cell>
          <table:table-cell table:style-name="ce45" office:value-type="string" calcext:value-type="string">
            <text:p>1030.74$</text:p>
          </table:table-cell>
          <table:table-cell table:style-name="ce45"/>
          <table:table-cell office:value-type="string" calcext:value-type="string">
            <text:p>3813/1030</text:p>
          </table:table-cell>
          <table:table-cell table:style-name="ce45"/>
          <table:table-cell table:style-name="ce5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4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45"/>
          <table:table-cell office:value-type="string" calcext:value-type="string">
            <text:p>163.86</text:p>
          </table:table-cell>
          <table:table-cell table:style-name="ce4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45"/>
          <table:table-cell table:style-name="ce45" office:value-type="string" calcext:value-type="string">
            <text:p>0.00753194 529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4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45"/>
          <table:table-cell office:value-type="string" calcext:value-type="string">
            <text:p>-4469.51</text:p>
          </table:table-cell>
          <table:table-cell table:style-name="ce45"/>
          <table:table-cell table:style-name="ce55" office:value-type="string" calcext:value-type="string">
            <text:p>-1347.99</text:p>
          </table:table-cell>
          <table:table-cell/>
          <table:table-cell table:style-name="ce55" office:value-type="string" calcext:value-type="string">
            <text:p>-280.99</text:p>
          </table:table-cell>
          <table:table-cell table:style-name="ce45"/>
          <table:table-cell table:style-name="ce45" office:value-type="string" calcext:value-type="string">
            <text:p>0.00753543 522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30</text:p>
          </table:table-cell>
          <table:table-cell table:style-name="ce45" office:value-type="string" calcext:value-type="string">
            <text:p>5 24</text:p>
          </table:table-cell>
          <table:table-cell table:number-columns-repeated="2"/>
          <table:table-cell table:style-name="ce45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9</text:p>
          </table:table-cell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4630 52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24.6</text:p>
          </table:table-cell>
          <table:table-cell table:style-name="ce53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45"/>
          <table:table-cell table:style-name="ce64" office:value-type="string" calcext:value-type="string">
            <text:p>-3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6646 528.13$</text:p>
          </table:table-cell>
          <table:table-cell table:style-name="ce45"/>
          <table:table-cell office:value-type="string" calcext:value-type="string">
            <text:p>85.37$</text:p>
          </table:table-cell>
          <table:table-cell table:style-name="ce45"/>
          <table:table-cell table:style-name="ce45" office:value-type="string" calcext:value-type="string">
            <text:p>112.87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28.89$</text:p>
          </table:table-cell>
          <table:table-cell table:style-name="ce45"/>
          <table:table-cell office:value-type="string" calcext:value-type="string">
            <text:p>3738/1028</text:p>
          </table:table-cell>
          <table:table-cell table:style-name="ce4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31</text:p>
          </table:table-cell>
          <table:table-cell table:style-name="ce45" office:value-type="string" calcext:value-type="string">
            <text:p>21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422.18</text:p>
          </table:table-cell>
          <table:table-cell/>
          <table:table-cell table:style-name="ce53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 office:value-type="string" calcext:value-type="string">
            <text:p>502.4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115.85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40.09$</text:p>
          </table:table-cell>
          <table:table-cell table:style-name="ce45"/>
          <table:table-cell office:value-type="string" calcext:value-type="string">
            <text:p>3732/1040</text:p>
          </table:table-cell>
          <table:table-cell table:style-name="ce4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5" office:value-type="string" calcext:value-type="string">
            <text:p>-15093.96</text:p>
          </table:table-cell>
          <table:table-cell table:number-columns-repeated="3"/>
          <table:table-cell table:style-name="ce45"/>
          <table:table-cell table:style-name="ce55" office:value-type="string" calcext:value-type="string">
            <text:p>-8291</text:p>
          </table:table-cell>
          <table:table-cell table:style-name="ce55" office:value-type="string" calcext:value-type="string">
            <text:p>-309</text:p>
          </table:table-cell>
          <table:table-cell table:style-name="ce45"/>
          <table:table-cell table:style-name="ce55" office:value-type="string" calcext:value-type="string">
            <text:p>-4971.93</text:p>
          </table:table-cell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19354 +75.61$</text:p>
          </table:table-cell>
          <table:table-cell table:style-name="ce45"/>
          <table:table-cell/>
          <table:table-cell table:style-name="ce45" office:value-type="string" calcext:value-type="string">
            <text:p>108.81$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53" office:value-type="string" calcext:value-type="string">
            <text:p>+196.78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 office:value-type="string" calcext:value-type="string">
            <text:p>1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664 537.5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46</text:p>
          </table:table-cell>
          <table:table-cell table:number-columns-repeated="2"/>
          <table:table-cell table:style-name="ce45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45"/>
          <table:table-cell table:style-name="ce56" office:value-type="string" calcext:value-type="string">
            <text:p>344813</text:p>
          </table:table-cell>
          <table:table-cell table:style-name="ce56" office:value-type="string" calcext:value-type="string">
            <text:p>3733</text:p>
          </table:table-cell>
          <table:table-cell table:style-name="ce45"/>
          <table:table-cell table:style-name="ce72" office:value-type="string" calcext:value-type="string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0398 535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0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45"/>
          <table:table-cell table:style-name="ce56" office:value-type="string" calcext:value-type="string">
            <text:p>345148</text:p>
          </table:table-cell>
          <table:table-cell table:style-name="ce56" office:value-type="string" calcext:value-type="string">
            <text:p>373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1490 523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2</text:p>
          </table:table-cell>
          <table:table-cell table:style-name="ce45" office:value-type="string" calcext:value-type="string">
            <text:p>7 0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45"/>
          <table:table-cell table:style-name="ce56" office:value-type="string" calcext:value-type="string">
            <text:p>345309</text:p>
          </table:table-cell>
          <table:table-cell table:style-name="ce56" office:value-type="string" calcext:value-type="string">
            <text:p>37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2802 507.9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45"/>
          <table:table-cell table:style-name="ce56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45"/>
          <table:table-cell office:value-type="string" calcext:value-type="string">
            <text:p>263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 501.44$</text:p>
          </table:table-cell>
          <table:table-cell table:style-name="ce45"/>
          <table:table-cell office:value-type="string" calcext:value-type="string">
            <text:p>51.5$</text:p>
          </table:table-cell>
          <table:table-cell table:style-name="ce45"/>
          <table:table-cell table:style-name="ce45" office:value-type="string" calcext:value-type="string">
            <text:p>110.15$</text:p>
          </table:table-cell>
          <table:table-cell table:style-name="ce45" office:value-type="string" calcext:value-type="string">
            <text:p>0.95$</text:p>
          </table:table-cell>
          <table:table-cell table:style-name="ce45" office:value-type="string" calcext:value-type="string">
            <text:p>997.8$</text:p>
          </table:table-cell>
          <table:table-cell table:style-name="ce45"/>
          <table:table-cell office:value-type="string" calcext:value-type="string">
            <text:p>3733/99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3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45"/>
          <table:table-cell table:style-name="ce56" office:value-type="string" calcext:value-type="string">
            <text:p>345513</text:p>
          </table:table-cell>
          <table:table-cell/>
          <table:table-cell table:style-name="ce45"/>
          <table:table-cell office:value-type="string" calcext:value-type="string">
            <text:p>-364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516 501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 0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6.42ю</text:p>
          </table:table-cell>
          <table:table-cell table:style-name="ce4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333.03</text:p>
          </table:table-cell>
          <table:table-cell table:style-name="ce4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45"/>
          <table:table-cell table:style-name="ce56" office:value-type="string" calcext:value-type="string">
            <text:p>346663</text:p>
          </table:table-cell>
          <table:table-cell table:style-name="ce59" office:value-type="string" calcext:value-type="string">
            <text:p>3752</text:p>
          </table:table-cell>
          <table:table-cell table:style-name="ce45"/>
          <table:table-cell office:value-type="string" calcext:value-type="string">
            <text:p>413.0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195 505.7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4</text:p>
          </table:table-cell>
          <table:table-cell table:style-name="ce45" office:value-type="string" calcext:value-type="string">
            <text:p>1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333.07</text:p>
          </table:table-cell>
          <table:table-cell table:style-name="ce4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45"/>
          <table:table-cell table:style-name="ce56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45"/>
          <table:table-cell office:value-type="string" calcext:value-type="string">
            <text:p>-777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926 506.0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0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45"/>
          <table:table-cell/>
          <table:table-cell office:value-type="string" calcext:value-type="string">
            <text:p>333.14</text:p>
          </table:table-cell>
          <table:table-cell table:style-name="ce4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4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45"/>
          <table:table-cell office:value-type="string" calcext:value-type="string">
            <text:p>735.6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9333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5</text:p>
          </table:table-cell>
          <table:table-cell table:style-name="ce45" office:value-type="string" calcext:value-type="string">
            <text:p>2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4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45"/>
          <table:table-cell office:value-type="string" calcext:value-type="string">
            <text:p>-1512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0304 524.66$</text:p>
          </table:table-cell>
          <table:table-cell table:style-name="ce45"/>
          <table:table-cell office:value-type="string" calcext:value-type="string">
            <text:p>53.07$</text:p>
          </table:table-cell>
          <table:table-cell table:style-name="ce45"/>
          <table:table-cell table:style-name="ce45" office:value-type="string" calcext:value-type="string">
            <text:p>109.73$</text:p>
          </table:table-cell>
          <table:table-cell table:style-name="ce45" office:value-type="string" calcext:value-type="string">
            <text:p>0.86$</text:p>
          </table:table-cell>
          <table:table-cell table:style-name="ce45" office:value-type="string" calcext:value-type="string">
            <text:p>1013.87$</text:p>
          </table:table-cell>
          <table:table-cell table:style-name="ce45"/>
          <table:table-cell office:value-type="string" calcext:value-type="string">
            <text:p>3741/1013</text:p>
          </table:table-cell>
          <table:table-cell table:style-name="ce4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2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4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570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6</text:p>
          </table:table-cell>
          <table:table-cell table:style-name="ce45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4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952 522.9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56.42ю</text:p>
          </table:table-cell>
          <table:table-cell table:style-name="ce4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4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050 538.68$</text:p>
          </table:table-cell>
          <table:table-cell table:style-name="ce45"/>
          <table:table-cell office:value-type="string" calcext:value-type="string">
            <text:p>54.18$</text:p>
          </table:table-cell>
          <table:table-cell table:style-name="ce45"/>
          <table:table-cell table:style-name="ce45" office:value-type="string" calcext:value-type="string">
            <text:p>119.2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1043.65$</text:p>
          </table:table-cell>
          <table:table-cell table:style-name="ce45"/>
          <table:table-cell office:value-type="string" calcext:value-type="string">
            <text:p>3744/1043</text:p>
          </table:table-cell>
          <table:table-cell table:style-name="ce4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08</text:p>
          </table:table-cell>
          <table:table-cell table:style-name="ce45" office:value-type="string" calcext:value-type="string">
            <text:p>2 0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3.38</text:p>
          </table:table-cell>
          <table:table-cell table:style-name="ce4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4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572 539.2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4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9562 554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4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45"/>
          <table:table-cell office:value-type="string" calcext:value-type="string">
            <text:p>305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0055 562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4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45"/>
          <table:table-cell office:value-type="string" calcext:value-type="string">
            <text:p>-1818.18</text:p>
          </table:table-cell>
          <table:table-cell table:style-name="ce4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45"/>
          <table:table-cell table:style-name="ce45" office:value-type="string" calcext:value-type="string">
            <text:p>0.00780174 557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9</text:p>
          </table:table-cell>
          <table:table-cell table:style-name="ce45" office:value-type="string" calcext:value-type="string">
            <text:p>5 2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4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1509 557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16.48</text:p>
          </table:table-cell>
          <table:table-cell table:style-name="ce4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4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45"/>
          <table:table-cell office:value-type="string" calcext:value-type="string">
            <text:p>179.66</text:p>
          </table:table-cell>
          <table:table-cell table:style-name="ce45"/>
          <table:table-cell table:number-columns-repeated="2"/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782975 540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4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45"/>
          <table:table-cell table:style-name="ce72" office:value-type="float" office:value="100" calcext:value-type="float">
            <text:p>100</text:p>
          </table:table-cell>
          <table:table-cell table:style-name="ce45"/>
          <table:table-cell table:number-columns-repeated="2"/>
          <table:table-cell office:value-type="string" calcext:value-type="string">
            <text:p>-199.99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0</text:p>
          </table:table-cell>
          <table:table-cell table:style-name="ce45" office:value-type="string" calcext:value-type="string">
            <text:p>7 38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45"/>
          <table:table-cell/>
          <table:table-cell office:value-type="string" calcext:value-type="string">
            <text:p>717.77</text:p>
          </table:table-cell>
          <table:table-cell table:style-name="ce4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45"/>
          <table:table-cell table:style-name="ce56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45"/>
          <table:table-cell office:value-type="string" calcext:value-type="string">
            <text:p>-2097.8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1</text:p>
          </table:table-cell>
          <table:table-cell table:style-name="ce45" office:value-type="string" calcext:value-type="string">
            <text:p>2 3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4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744 554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4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4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891 55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22.05</text:p>
          </table:table-cell>
          <table:table-cell table:style-name="ce4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45"/>
          <table:table-cell table:style-name="ce56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+0.00027642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2</text:p>
          </table:table-cell>
          <table:table-cell table:style-name="ce45" office:value-type="string" calcext:value-type="string">
            <text:p>5 13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4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45"/>
          <table:table-cell office:value-type="string" calcext:value-type="string">
            <text:p>198.41</text:p>
          </table:table-cell>
          <table:table-cell table:style-name="ce4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45"/>
          <table:table-cell table:style-name="ce45" office:value-type="string" calcext:value-type="string">
            <text:p>0.00789799 557.3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3</text:p>
          </table:table-cell>
          <table:table-cell table:style-name="ce45" office:value-type="string" calcext:value-type="string">
            <text:p>5 22</text:p>
          </table:table-cell>
          <table:table-cell table:number-columns-repeated="2"/>
          <table:table-cell table:style-name="ce45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8.86</text:p>
          </table:table-cell>
          <table:table-cell table:style-name="ce4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45"/>
          <table:table-cell table:style-name="ce56" office:value-type="string" calcext:value-type="string">
            <text:p>365170</text:p>
          </table:table-cell>
          <table:table-cell table:style-name="ce56" office:value-type="string" calcext:value-type="string">
            <text:p>3907</text:p>
          </table:table-cell>
          <table:table-cell table:style-name="ce45"/>
          <table:table-cell office:value-type="string" calcext:value-type="string">
            <text:p>-2296.25</text:p>
          </table:table-cell>
          <table:table-cell table:style-name="ce4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45"/>
          <table:table-cell table:style-name="ce45" office:value-type="string" calcext:value-type="string">
            <text:p>0.00792178 524.76$</text:p>
          </table:table-cell>
          <table:table-cell table:style-name="ce45"/>
          <table:table-cell office:value-type="string" calcext:value-type="string">
            <text:p>53.65$</text:p>
          </table:table-cell>
          <table:table-cell table:style-name="ce45"/>
          <table:table-cell table:style-name="ce45" office:value-type="string" calcext:value-type="string">
            <text:p>105.31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95.68$</text:p>
          </table:table-cell>
          <table:table-cell table:style-name="ce45"/>
          <table:table-cell office:value-type="string" calcext:value-type="string">
            <text:p>3907/995</text:p>
          </table:table-cell>
          <table:table-cell table:style-name="ce4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4</text:p>
          </table:table-cell>
          <table:table-cell table:style-name="ce45" office:value-type="string" calcext:value-type="string">
            <text:p>5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4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45"/>
          <table:table-cell/>
          <table:table-cell table:style-name="ce4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45"/>
          <table:table-cell table:style-name="ce45" office:value-type="string" calcext:value-type="string">
            <text:p>0.00794587 501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4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45"/>
          <table:table-cell table:style-name="ce45" office:value-type="string" calcext:value-type="string">
            <text:p>0.00795318 509.3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04.88$</text:p>
          </table:table-cell>
          <table:table-cell table:style-name="ce45" office:value-type="string" calcext:value-type="string">
            <text:p>0.7$</text:p>
          </table:table-cell>
          <table:table-cell table:style-name="ce45" office:value-type="string" calcext:value-type="string">
            <text:p>919.5$</text:p>
          </table:table-cell>
          <table:table-cell table:style-name="ce45"/>
          <table:table-cell office:value-type="string" calcext:value-type="string">
            <text:p>3900/919</text:p>
          </table:table-cell>
          <table:table-cell table:style-name="ce4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5</text:p>
          </table:table-cell>
          <table:table-cell table:style-name="ce45" office:value-type="string" calcext:value-type="string">
            <text:p>1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45"/>
          <table:table-cell office:value-type="string" calcext:value-type="string">
            <text:p>364500</text:p>
          </table:table-cell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4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45"/>
          <table:table-cell office:value-type="string" calcext:value-type="string">
            <text:p>686.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98034 529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<text:s/>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82.26</text:p>
          </table:table-cell>
          <table:table-cell table:style-name="ce4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6</text:p>
          </table:table-cell>
          <table:table-cell table:style-name="ce4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29.34</text:p>
          </table:table-cell>
          <table:table-cell table:style-name="ce4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4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45"/>
          <table:table-cell table:style-name="ce45" office:value-type="string" calcext:value-type="string">
            <text:p>0.00800125 507.55$</text:p>
          </table:table-cell>
          <table:table-cell table:style-name="ce45"/>
          <table:table-cell office:value-type="string" calcext:value-type="string">
            <text:p>50.75$</text:p>
          </table:table-cell>
          <table:table-cell table:style-name="ce45"/>
          <table:table-cell table:style-name="ce45" office:value-type="string" calcext:value-type="string">
            <text:p>101.74$</text:p>
          </table:table-cell>
          <table:table-cell table:style-name="ce45" office:value-type="string" calcext:value-type="string">
            <text:p>0.74$</text:p>
          </table:table-cell>
          <table:table-cell table:style-name="ce45" office:value-type="string" calcext:value-type="string">
            <text:p>964.44$</text:p>
          </table:table-cell>
          <table:table-cell table:style-name="ce45"/>
          <table:table-cell office:value-type="string" calcext:value-type="string">
            <text:p>3886/964</text:p>
          </table:table-cell>
          <table:table-cell table:style-name="ce4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8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88</text:p>
          </table:table-cell>
          <table:table-cell table:style-name="ce4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4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45"/>
          <table:table-cell office:value-type="string" calcext:value-type="string">
            <text:p>467.9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714 494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45"/>
          <table:table-cell office:value-type="string" calcext:value-type="string">
            <text:p>363934</text:p>
          </table:table-cell>
          <table:table-cell/>
          <table:table-cell table:style-name="ce45"/>
          <table:table-cell office:value-type="string" calcext:value-type="string">
            <text:p>-3450.1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917 500.0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7</text:p>
          </table:table-cell>
          <table:table-cell table:style-name="ce45" office:value-type="string" calcext:value-type="string">
            <text:p>5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4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271 512.02$</text:p>
          </table:table-cell>
          <table:table-cell table:style-name="ce45"/>
          <table:table-cell office:value-type="string" calcext:value-type="string">
            <text:p>51.32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27.33</text:p>
          </table:table-cell>
          <table:table-cell table:style-name="ce4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4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588 508.65$</text:p>
          </table:table-cell>
          <table:table-cell table:style-name="ce45"/>
          <table:table-cell office:value-type="string" calcext:value-type="string">
            <text:p>50.8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3" office:value-type="string" calcext:value-type="string">
            <text:p>all$ exodus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8</text:p>
          </table:table-cell>
          <table:table-cell table:style-name="ce45" office:value-type="string" calcext:value-type="string">
            <text:p>5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74</text:p>
          </table:table-cell>
          <table:table-cell table:style-name="ce4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4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45"/>
          <table:table-cell office:value-type="string" calcext:value-type="string">
            <text:p>51</text:p>
          </table:table-cell>
          <table:table-cell table:style-name="ce45"/>
          <table:table-cell office:value-type="string" calcext:value-type="string">
            <text:p>11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3999 495.01$</text:p>
          </table:table-cell>
          <table:table-cell table:style-name="ce45"/>
          <table:table-cell office:value-type="string" calcext:value-type="string">
            <text:p>49.20$</text:p>
          </table:table-cell>
          <table:table-cell table:style-name="ce45" office:value-type="string" calcext:value-type="string">
            <text:p>303.91</text:p>
          </table:table-cell>
          <table:table-cell table:style-name="ce45" office:value-type="string" calcext:value-type="string">
            <text:p>102.25$</text:p>
          </table:table-cell>
          <table:table-cell table:style-name="ce45" office:value-type="string" calcext:value-type="string">
            <text:p>0.73$</text:p>
          </table:table-cell>
          <table:table-cell table:style-name="ce45" office:value-type="string" calcext:value-type="string">
            <text:p>950.81$</text:p>
          </table:table-cell>
          <table:table-cell table:style-name="ce45"/>
          <table:table-cell office:value-type="string" calcext:value-type="string">
            <text:p>3848/950</text:p>
          </table:table-cell>
          <table:table-cell table:style-name="ce4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7 03</text:p>
          </table:table-cell>
          <table:table-cell table:number-columns-repeated="2"/>
          <table:table-cell table:style-name="ce45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45"/>
          <table:table-cell/>
          <table:table-cell office:value-type="string" calcext:value-type="string">
            <text:p>727.21</text:p>
          </table:table-cell>
          <table:table-cell table:style-name="ce4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45"/>
          <table:table-cell table:style-name="ce56" office:value-type="string" calcext:value-type="string">
            <text:p>368919</text:p>
          </table:table-cell>
          <table:table-cell table:style-name="ce56" office:value-type="string" calcext:value-type="string">
            <text:p>3911</text:p>
          </table:table-cell>
          <table:table-cell table:style-name="ce45"/>
          <table:table-cell office:value-type="string" calcext:value-type="string">
            <text:p>-3501.19</text:p>
          </table:table-cell>
          <table:table-cell table:style-name="ce45"/>
          <table:table-cell office:value-type="string" calcext:value-type="string">
            <text:p>-10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4184 498.0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11/</text:p>
          </table:table-cell>
          <table:table-cell table:style-name="ce4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9 52</text:p>
          </table:table-cell>
          <table:table-cell table:number-columns-repeated="2"/>
          <table:table-cell table:style-name="ce45"/>
          <table:table-cell table:number-columns-repeated="6"/>
          <table:table-cell office:value-type="string" calcext:value-type="string">
            <text:p>130218.02</text:p>
          </table:table-cell>
          <table:table-cell table:style-name="ce45"/>
          <table:table-cell/>
          <table:table-cell office:value-type="string" calcext:value-type="string">
            <text:p>727.19</text:p>
          </table:table-cell>
          <table:table-cell table:style-name="ce4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45"/>
          <table:table-cell table:style-name="ce56" office:value-type="string" calcext:value-type="string">
            <text:p>374490</text:p>
          </table:table-cell>
          <table:table-cell table:style-name="ce56" office:value-type="string" calcext:value-type="string">
            <text:p>39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458 489.3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70/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60.01ю</text:p>
          </table:table-cell>
          <table:table-cell table:style-name="ce4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45"/>
          <table:table-cell table:style-name="ce58" office:value-type="string" calcext:value-type="string">
            <text:p>375312</text:p>
          </table:table-cell>
          <table:table-cell table:style-name="ce56" office:value-type="string" calcext:value-type="string">
            <text:p>397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3.61</text:p>
          </table:table-cell>
          <table:table-cell table:style-name="ce4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4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8.14</text:p>
          </table:table-cell>
          <table:table-cell table:style-name="ce4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4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45"/>
          <table:table-cell office:value-type="string" calcext:value-type="string">
            <text:p>500.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882 503.9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4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72.7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4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45"/>
          <table:table-cell office:value-type="string" calcext:value-type="string">
            <text:p>-4073.97</text:p>
          </table:table-cell>
          <table:table-cell table:style-name="ce45"/>
          <table:table-cell/>
          <table:table-cell office:value-type="string" calcext:value-type="string">
            <text:p>177.44</text:p>
          </table:table-cell>
          <table:table-cell/>
          <table:table-cell table:style-name="ce45"/>
          <table:table-cell table:style-name="ce45" office:value-type="string" calcext:value-type="string">
            <text:p>0.00805347 510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9</text:p>
          </table:table-cell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63.32</text:p>
          </table:table-cell>
          <table:table-cell table:style-name="ce4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4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45"/>
          <table:table-cell office:value-type="float" office:value="147" calcext:value-type="float">
            <text:p>147</text:p>
          </table:table-cell>
          <table:table-cell table:style-name="ce45"/>
          <table:table-cell/>
          <table:table-cell office:value-type="string" calcext:value-type="string">
            <text:p>-1069.04</text:p>
          </table:table-cell>
          <table:table-cell/>
          <table:table-cell table:style-name="ce45"/>
          <table:table-cell table:style-name="ce45" office:value-type="string" calcext:value-type="string">
            <text:p>0.00807200 521.29$</text:p>
          </table:table-cell>
          <table:table-cell table:style-name="ce45"/>
          <table:table-cell office:value-type="string" calcext:value-type="string">
            <text:p>51.91$</text:p>
          </table:table-cell>
          <table:table-cell table:style-name="ce45" office:value-type="string" calcext:value-type="string">
            <text:p>306.9</text:p>
          </table:table-cell>
          <table:table-cell table:style-name="ce45" office:value-type="string" calcext:value-type="string">
            <text:p>99.19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80.08$</text:p>
          </table:table-cell>
          <table:table-cell table:style-name="ce45"/>
          <table:table-cell office:value-type="string" calcext:value-type="string">
            <text:p>3966/980</text:p>
          </table:table-cell>
          <table:table-cell table:style-name="ce4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0</text:p>
          </table:table-cell>
          <table:table-cell table:style-name="ce45" office:value-type="string" calcext:value-type="string">
            <text:p>10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4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45"/>
          <table:table-cell office:value-type="string" calcext:value-type="string">
            <text:p>-4220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9193 517.3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4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4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31.99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1</text:p>
          </table:table-cell>
          <table:table-cell table:style-name="ce45" office:value-type="string" calcext:value-type="string">
            <text:p>6 4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4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4252.96</text:p>
          </table:table-cell>
          <table:table-cell table:style-name="ce4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45"/>
          <table:table-cell table:style-name="ce45" office:value-type="string" calcext:value-type="string">
            <text:p>0.00811079 528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2</text:p>
          </table:table-cell>
          <table:table-cell table:style-name="ce45" office:value-type="string" calcext:value-type="string">
            <text:p>12 2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1.06</text:p>
          </table:table-cell>
          <table:table-cell table:style-name="ce4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4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45"/>
          <table:table-cell office:value-type="string" calcext:value-type="string">
            <text:p>10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4062 536.27$</text:p>
          </table:table-cell>
          <table:table-cell table:style-name="ce45"/>
          <table:table-cell office:value-type="string" calcext:value-type="string">
            <text:p>52.77$</text:p>
          </table:table-cell>
          <table:table-cell table:style-name="ce45" office:value-type="string" calcext:value-type="string">
            <text:p>311.77</text:p>
          </table:table-cell>
          <table:table-cell table:style-name="ce45" office:value-type="string" calcext:value-type="string">
            <text:p>101.06$</text:p>
          </table:table-cell>
          <table:table-cell table:style-name="ce45" office:value-type="string" calcext:value-type="string">
            <text:p>0.81$</text:p>
          </table:table-cell>
          <table:table-cell table:style-name="ce45" office:value-type="string" calcext:value-type="string">
            <text:p>1002.68$</text:p>
          </table:table-cell>
          <table:table-cell table:style-name="ce45"/>
          <table:table-cell office:value-type="string" calcext:value-type="string">
            <text:p>3989/1002</text:p>
          </table:table-cell>
          <table:table-cell table:style-name="ce4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4358.96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3</text:p>
          </table:table-cell>
          <table:table-cell table:style-name="ce45" office:value-type="string" calcext:value-type="string">
            <text:p>12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0+10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7</text:p>
          </table:table-cell>
          <table:table-cell table:number-columns-repeated="2"/>
          <table:table-cell table:style-name="ce45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53" office:value-type="string" calcext:value-type="string">
            <text:p>+1161</text:p>
          </table:table-cell>
          <table:table-cell table:style-name="ce45"/>
          <table:table-cell/>
          <table:table-cell office:value-type="string" calcext:value-type="string">
            <text:p>763.95</text:p>
          </table:table-cell>
          <table:table-cell table:style-name="ce4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45"/>
          <table:table-cell office:value-type="string" calcext:value-type="string">
            <text:p>371872</text:p>
          </table:table-cell>
          <table:table-cell table:style-name="ce56" office:value-type="string" calcext:value-type="string">
            <text:p>3987</text:p>
          </table:table-cell>
          <table:table-cell table:style-name="ce45"/>
          <table:table-cell office:value-type="string" calcext:value-type="string">
            <text:p>-4563.9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324 539.16$</text:p>
          </table:table-cell>
          <table:table-cell table:style-name="ce45"/>
          <table:table-cell office:value-type="string" calcext:value-type="string">
            <text:p>52.85$</text:p>
          </table:table-cell>
          <table:table-cell table:style-name="ce45" office:value-type="string" calcext:value-type="string">
            <text:p>311.13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04.4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45"/>
          <table:table-cell/>
          <table:table-cell office:value-type="string" calcext:value-type="string">
            <text:p>762.46</text:p>
          </table:table-cell>
          <table:table-cell table:style-name="ce4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45"/>
          <table:table-cell office:value-type="string" calcext:value-type="string">
            <text:p>372695</text:p>
          </table:table-cell>
          <table:table-cell table:style-name="ce56" office:value-type="string" calcext:value-type="string">
            <text:p>3996</text:p>
          </table:table-cell>
          <table:table-cell table:style-name="ce45"/>
          <table:table-cell office:value-type="string" calcext:value-type="string">
            <text:p>-4768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559 53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61.57</text:p>
          </table:table-cell>
          <table:table-cell table:style-name="ce4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4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918 544.20$</text:p>
          </table:table-cell>
          <table:table-cell table:style-name="ce45"/>
          <table:table-cell office:value-type="string" calcext:value-type="string">
            <text:p>53.37$</text:p>
          </table:table-cell>
          <table:table-cell table:style-name="ce45" office:value-type="string" calcext:value-type="string">
            <text:p>312.02</text:p>
          </table:table-cell>
          <table:table-cell table:style-name="ce45" office:value-type="string" calcext:value-type="string">
            <text:p>110.0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46$</text:p>
          </table:table-cell>
          <table:table-cell table:style-name="ce45"/>
          <table:table-cell office:value-type="string" calcext:value-type="string">
            <text:p>3993/1020</text:p>
          </table:table-cell>
          <table:table-cell table:style-name="ce45"/>
          <table:table-cell table:style-name="ce75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4</text:p>
          </table:table-cell>
          <table:table-cell table:style-name="ce45" office:value-type="string" calcext:value-type="string">
            <text:p>11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6.42</text:p>
          </table:table-cell>
          <table:table-cell table:style-name="ce4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4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45"/>
          <table:table-cell office:value-type="string" calcext:value-type="string">
            <text:p>233.3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8251 544$</text:p>
          </table:table-cell>
          <table:table-cell table:style-name="ce45"/>
          <table:table-cell office:value-type="string" calcext:value-type="string">
            <text:p>53.24$</text:p>
          </table:table-cell>
          <table:table-cell table:style-name="ce45" office:value-type="string" calcext:value-type="string">
            <text:p>313.78</text:p>
          </table:table-cell>
          <table:table-cell table:style-name="ce45" office:value-type="string" calcext:value-type="string">
            <text:p>108.3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19$</text:p>
          </table:table-cell>
          <table:table-cell table:style-name="ce45"/>
          <table:table-cell office:value-type="string" calcext:value-type="string">
            <text:p>3967/1020</text:p>
          </table:table-cell>
          <table:table-cell table:style-name="ce4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337.51</text:p>
          </table:table-cell>
          <table:table-cell table:style-name="ce53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45"/>
          <table:table-cell/>
          <table:table-cell office:value-type="string" calcext:value-type="string">
            <text:p>753.75</text:p>
          </table:table-cell>
          <table:table-cell table:style-name="ce4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4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5001.74</text:p>
          </table:table-cell>
          <table:table-cell table:style-name="ce64" office:value-type="string" calcext:value-type="string">
            <text:p>-301</text:p>
          </table:table-cell>
          <table:table-cell table:number-columns-repeated="3"/>
          <table:table-cell table:style-name="ce45"/>
          <table:table-cell table:style-name="ce45" office:value-type="string" calcext:value-type="string">
            <text:p>0.00818894 528.14$</text:p>
          </table:table-cell>
          <table:table-cell table:style-name="ce45"/>
          <table:table-cell office:value-type="string" calcext:value-type="string">
            <text:p>51.72$</text:p>
          </table:table-cell>
          <table:table-cell table:style-name="ce45" office:value-type="string" calcext:value-type="string">
            <text:p>309.84</text:p>
          </table:table-cell>
          <table:table-cell table:style-name="ce45" office:value-type="string" calcext:value-type="string">
            <text:p>106.41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5</text:p>
          </table:table-cell>
          <table:table-cell table:style-name="ce45" office:value-type="string" calcext:value-type="string">
            <text:p>10 58</text:p>
          </table:table-cell>
          <table:table-cell table:number-columns-repeated="2"/>
          <table:table-cell table:style-name="ce45"/>
          <table:table-cell office:value-type="string" calcext:value-type="string">
            <text:p>7785.2</text:p>
          </table:table-cell>
          <table:table-cell table:number-columns-repeated="3"/>
          <table:table-cell table:style-name="ce53" office:value-type="string" calcext:value-type="string">
            <text:p>+97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9.75</text:p>
          </table:table-cell>
          <table:table-cell table:style-name="ce4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45"/>
          <table:table-cell office:value-type="string" calcext:value-type="string">
            <text:p>371225</text:p>
          </table:table-cell>
          <table:table-cell table:style-name="ce56" office:value-type="string" calcext:value-type="string">
            <text:p>401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0139 523.81$</text:p>
          </table:table-cell>
          <table:table-cell table:style-name="ce45"/>
          <table:table-cell office:value-type="string" calcext:value-type="string">
            <text:p>51.03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6</text:p>
          </table:table-cell>
          <table:table-cell table:style-name="ce45" office:value-type="string" calcext:value-type="string">
            <text:p>10 45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3.48</text:p>
          </table:table-cell>
          <table:table-cell table:style-name="ce4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45"/>
          <table:table-cell office:value-type="string" calcext:value-type="string">
            <text:p>371837</text:p>
          </table:table-cell>
          <table:table-cell table:style-name="ce56" office:value-type="string" calcext:value-type="string">
            <text:p>4035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7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4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45"/>
          <table:table-cell/>
          <table:table-cell table:style-name="ce45"/>
          <table:table-cell table:style-name="ce55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45"/>
          <table:table-cell table:style-name="ce45" office:value-type="string" calcext:value-type="string">
            <text:p>0.00824333 518.29$</text:p>
          </table:table-cell>
          <table:table-cell table:style-name="ce45"/>
          <table:table-cell office:value-type="string" calcext:value-type="string">
            <text:p>50.3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55.26</text:p>
          </table:table-cell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45"/>
          <table:table-cell office:value-type="string" calcext:value-type="string">
            <text:p>372240</text:p>
          </table:table-cell>
          <table:table-cell table:style-name="ce56" office:value-type="string" calcext:value-type="string">
            <text:p>405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4568 519.4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77.31</text:p>
          </table:table-cell>
          <table:table-cell table:number-columns-repeated="3"/>
          <table:table-cell table:style-name="ce4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82.04</text:p>
          </table:table-cell>
          <table:table-cell/>
          <table:table-cell table:style-name="ce45"/>
          <table:table-cell table:style-name="ce45" office:value-type="string" calcext:value-type="string">
            <text:p>0.00824730 519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8</text:p>
          </table:table-cell>
          <table:table-cell table:style-name="ce45" office:value-type="string" calcext:value-type="string">
            <text:p>14 2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4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2398.89</text:p>
          </table:table-cell>
          <table:table-cell/>
          <table:table-cell table:style-name="ce45"/>
          <table:table-cell table:style-name="ce45" office:value-type="string" calcext:value-type="string">
            <text:p>0.00826122 524.0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9</text:p>
          </table:table-cell>
          <table:table-cell table:style-name="ce45" office:value-type="string" calcext:value-type="string">
            <text:p>13 39</text:p>
          </table:table-cell>
          <table:table-cell table:number-columns-repeated="2"/>
          <table:table-cell table:style-name="ce45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57.55</text:p>
          </table:table-cell>
          <table:table-cell table:style-name="ce4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45"/>
          <table:table-cell office:value-type="string" calcext:value-type="string">
            <text:p>372422</text:p>
          </table:table-cell>
          <table:table-cell table:style-name="ce58" office:value-type="string" calcext:value-type="string">
            <text:p>4057</text:p>
          </table:table-cell>
          <table:table-cell table:style-name="ce45"/>
          <table:table-cell office:value-type="string" calcext:value-type="string">
            <text:p>384.4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7758 5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4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45"/>
          <table:table-cell office:value-type="string" calcext:value-type="string">
            <text:p>-5386.2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5</text:p>
          </table:table-cell>
          <table:table-cell table:number-columns-repeated="2"/>
          <table:table-cell table:style-name="ce45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45"/>
          <table:table-cell office:value-type="string" calcext:value-type="string">
            <text:p>371559</text:p>
          </table:table-cell>
          <table:table-cell/>
          <table:table-cell table:style-name="ce45"/>
          <table:table-cell/>
          <table:table-cell table:style-name="ce4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828351 521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30</text:p>
          </table:table-cell>
          <table:table-cell table:style-name="ce45" office:value-type="string" calcext:value-type="string">
            <text:p>12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8.12</text:p>
          </table:table-cell>
          <table:table-cell table:style-name="ce4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4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45"/>
          <table:table-cell/>
          <table:table-cell table:style-name="ce45"/>
          <table:table-cell/>
          <table:table-cell table:style-name="ce55" office:value-type="string" calcext:value-type="string">
            <text:p>-2518.88</text:p>
          </table:table-cell>
          <table:table-cell table:style-name="ce55" office:value-type="string" calcext:value-type="string">
            <text:p>-493.96</text:p>
          </table:table-cell>
          <table:table-cell table:style-name="ce45"/>
          <table:table-cell table:style-name="ce45" office:value-type="string" calcext:value-type="string">
            <text:p>0.00829386 513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7.58</text:p>
          </table:table-cell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45"/>
          <table:table-cell office:value-type="string" calcext:value-type="string">
            <text:p>1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123 500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table:style-name="ce53" office:value-type="string" calcext:value-type="string">
            <text:p>+20643.68</text:p>
          </table:table-cell>
          <table:table-cell table:style-name="ce53" office:value-type="string" calcext:value-type="string">
            <text:p>+231</text:p>
          </table:table-cell>
          <table:table-cell table:style-name="ce53" office:value-type="string" calcext:value-type="string">
            <text:p>+4818</text:p>
          </table:table-cell>
          <table:table-cell/>
          <table:table-cell table:style-name="ce45"/>
          <table:table-cell table:style-name="ce53" office:value-type="string" calcext:value-type="string">
            <text:p>+26445</text:p>
          </table:table-cell>
          <table:table-cell table:style-name="ce53" office:value-type="string" calcext:value-type="string">
            <text:p>+312</text:p>
          </table:table-cell>
          <table:table-cell table:style-name="ce45"/>
          <table:table-cell table:style-name="ce55" office:value-type="string" calcext:value-type="string">
            <text:p>-5551.21</text:p>
          </table:table-cell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70874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5.01</text:p>
          </table:table-cell>
          <table:table-cell table:style-name="ce4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table:style-name="ce56" office:value-type="string" calcext:value-type="string">
            <text:p>371208</text:p>
          </table:table-cell>
          <table:table-cell table:style-name="ce56" office:value-type="string" calcext:value-type="string">
            <text:p>40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606 502.23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45"/>
          <table:table-cell office:value-type="string" calcext:value-type="string">
            <text:p>370334</text:p>
          </table:table-cell>
          <table:table-cell/>
          <table:table-cell table:style-name="ce45"/>
          <table:table-cell office:value-type="string" calcext:value-type="string">
            <text:p>278.8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1538 477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2</text:p>
          </table:table-cell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4.85</text:p>
          </table:table-cell>
          <table:table-cell table:style-name="ce4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4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4417 492.64$</text:p>
          </table:table-cell>
          <table:table-cell table:style-name="ce45"/>
          <table:table-cell office:value-type="string" calcext:value-type="string">
            <text:p>47.14$</text:p>
          </table:table-cell>
          <table:table-cell table:style-name="ce45" office:value-type="string" calcext:value-type="string">
            <text:p>302.23$</text:p>
          </table:table-cell>
          <table:table-cell table:style-name="ce45" office:value-type="string" calcext:value-type="string">
            <text:p>91.2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33.93$</text:p>
          </table:table-cell>
          <table:table-cell table:style-name="ce45"/>
          <table:table-cell office:value-type="string" calcext:value-type="string">
            <text:p>4022/933</text:p>
          </table:table-cell>
          <table:table-cell table:style-name="ce45"/>
          <table:table-cell table:style-name="ce56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03</text:p>
          </table:table-cell>
          <table:table-cell table:style-name="ce45" office:value-type="string" calcext:value-type="string">
            <text:p>1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4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6562 509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45"/>
          <table:table-cell/>
          <table:table-cell office:value-type="float" office:value="755" calcext:value-type="float">
            <text:p>755</text:p>
          </table:table-cell>
          <table:table-cell table:style-name="ce4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4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87.1</text:p>
          </table:table-cell>
          <table:table-cell/>
          <table:table-cell table:style-name="ce45"/>
          <table:table-cell table:style-name="ce45" office:value-type="string" calcext:value-type="string">
            <text:p>0.00837189 520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4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8625 536.47$</text:p>
          </table:table-cell>
          <table:table-cell table:style-name="ce45"/>
          <table:table-cell office:value-type="string" calcext:value-type="string">
            <text:p>51.05$</text:p>
          </table:table-cell>
          <table:table-cell table:style-name="ce45" office:value-type="string" calcext:value-type="string">
            <text:p>307.76$</text:p>
          </table:table-cell>
          <table:table-cell table:style-name="ce45" office:value-type="string" calcext:value-type="string">
            <text:p>95.87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91.91$</text:p>
          </table:table-cell>
          <table:table-cell table:style-name="ce45"/>
          <table:table-cell office:value-type="string" calcext:value-type="string">
            <text:p>4031/991</text:p>
          </table:table-cell>
          <table:table-cell table:style-name="ce45"/>
          <table:table-cell table:style-name="ce56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4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45"/>
          <table:table-cell table:style-name="ce45" office:value-type="string" calcext:value-type="string">
            <text:p>0.00839035 532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5</text:p>
          </table:table-cell>
          <table:table-cell table:style-name="ce45" office:value-type="string" calcext:value-type="string">
            <text:p>16 4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4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45"/>
          <table:table-cell table:style-name="ce45" office:value-type="string" calcext:value-type="string">
            <text:p>0.00840497 537.96$</text:p>
          </table:table-cell>
          <table:table-cell table:style-name="ce45"/>
          <table:table-cell office:value-type="string" calcext:value-type="string">
            <text:p>51.34$</text:p>
          </table:table-cell>
          <table:table-cell table:style-name="ce45" office:value-type="string" calcext:value-type="string">
            <text:p>306.22$</text:p>
          </table:table-cell>
          <table:table-cell table:style-name="ce45" office:value-type="string" calcext:value-type="string">
            <text:p>91.5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4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45"/>
          <table:table-cell table:style-name="ce45" office:value-type="string" calcext:value-type="string">
            <text:p>0.00840776 539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6</text:p>
          </table:table-cell>
          <table:table-cell table:style-name="ce45" office:value-type="string" calcext:value-type="string">
            <text:p>16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2.35</text:p>
          </table:table-cell>
          <table:table-cell table:style-name="ce4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4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45"/>
          <table:table-cell table:style-name="ce45" office:value-type="string" calcext:value-type="string">
            <text:p>0.00842453 536.84$</text:p>
          </table:table-cell>
          <table:table-cell table:style-name="ce45"/>
          <table:table-cell office:value-type="string" calcext:value-type="string">
            <text:p>51.06$</text:p>
          </table:table-cell>
          <table:table-cell table:style-name="ce45" office:value-type="string" calcext:value-type="string">
            <text:p>306.6</text:p>
          </table:table-cell>
          <table:table-cell table:style-name="ce45" office:value-type="string" calcext:value-type="string">
            <text:p>94.09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89.35$</text:p>
          </table:table-cell>
          <table:table-cell table:style-name="ce45"/>
          <table:table-cell office:value-type="string" calcext:value-type="string">
            <text:p>4021/989</text:p>
          </table:table-cell>
          <table:table-cell table:style-name="ce4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4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2622 534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49.08</text:p>
          </table:table-cell>
          <table:table-cell table:style-name="ce4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4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4866 533.4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8</text:p>
          </table:table-cell>
          <table:table-cell table:style-name="ce45" office:value-type="string" calcext:value-type="string">
            <text:p>15 30</text:p>
          </table:table-cell>
          <table:table-cell table:number-columns-repeated="2"/>
          <table:table-cell table:style-name="ce45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1.58</text:p>
          </table:table-cell>
          <table:table-cell table:style-name="ce4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45"/>
          <table:table-cell table:style-name="ce56" office:value-type="string" calcext:value-type="string">
            <text:p>387825</text:p>
          </table:table-cell>
          <table:table-cell table:style-name="ce56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283 526.73$</text:p>
          </table:table-cell>
          <table:table-cell table:style-name="ce45"/>
          <table:table-cell office:value-type="string" calcext:value-type="string">
            <text:p>49.85$</text:p>
          </table:table-cell>
          <table:table-cell table:style-name="ce45" office:value-type="string" calcext:value-type="string">
            <text:p>306.19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45"/>
          <table:table-cell table:style-name="ce56" office:value-type="string" calcext:value-type="string">
            <text:p>388270</text:p>
          </table:table-cell>
          <table:table-cell table:style-name="ce56" office:value-type="string" calcext:value-type="string">
            <text:p>422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496 526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9</text:p>
          </table:table-cell>
          <table:table-cell table:style-name="ce45" office:value-type="string" calcext:value-type="string">
            <text:p>19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4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551 530.2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0</text:p>
          </table:table-cell>
          <table:table-cell table:style-name="ce45" office:value-type="string" calcext:value-type="string">
            <text:p>0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4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848 531.9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3.42</text:p>
          </table:table-cell>
          <table:table-cell table:style-name="ce4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45"/>
          <table:table-cell table:style-name="ce56" office:value-type="string" calcext:value-type="string">
            <text:p>389168</text:p>
          </table:table-cell>
          <table:table-cell table:style-name="ce56" office:value-type="string" calcext:value-type="string">
            <text:p>4238</text:p>
          </table:table-cell>
          <table:table-cell table:style-name="ce45"/>
          <table:table-cell office:value-type="string" calcext:value-type="string">
            <text:p>91</text:p>
          </table:table-cell>
          <table:table-cell table:style-name="ce45"/>
          <table:table-cell table:number-columns-repeated="2"/>
          <table:table-cell office:value-type="string" calcext:value-type="string">
            <text:p>155.98</text:p>
          </table:table-cell>
          <table:table-cell table:style-name="ce45"/>
          <table:table-cell table:style-name="ce45" office:value-type="string" calcext:value-type="string">
            <text:p>0.00850598 525.36$</text:p>
          </table:table-cell>
          <table:table-cell table:style-name="ce45"/>
          <table:table-cell office:value-type="string" calcext:value-type="string">
            <text:p>48.80$</text:p>
          </table:table-cell>
          <table:table-cell table:style-name="ce45" office:value-type="string" calcext:value-type="string">
            <text:p>303.89</text:p>
          </table:table-cell>
          <table:table-cell table:style-name="ce45" office:value-type="string" calcext:value-type="string">
            <text:p>106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1</text:p>
          </table:table-cell>
          <table:table-cell table:style-name="ce45" office:value-type="string" calcext:value-type="string">
            <text:p>3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45"/>
          <table:table-cell table:style-name="ce56" office:value-type="string" calcext:value-type="string">
            <text:p>389659</text:p>
          </table:table-cell>
          <table:table-cell table:style-name="ce56" office:value-type="string" calcext:value-type="string">
            <text:p>4243</text:p>
          </table:table-cell>
          <table:table-cell table:style-name="ce45"/>
          <table:table-cell office:value-type="string" calcext:value-type="string">
            <text:p>-369.8</text:p>
          </table:table-cell>
          <table:table-cell table:style-name="ce45"/>
          <table:table-cell table:number-columns-repeated="2"/>
          <table:table-cell office:value-type="string" calcext:value-type="string">
            <text:p>-586.75</text:p>
          </table:table-cell>
          <table:table-cell table:style-name="ce45"/>
          <table:table-cell table:style-name="ce45" office:value-type="string" calcext:value-type="string">
            <text:p>0.00851518 516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58" office:value-type="string" calcext:value-type="string">
            <text:p>389983</text:p>
          </table:table-cell>
          <table:table-cell table:style-name="ce5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56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56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56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56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5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5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56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56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53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53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4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56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6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55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5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55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55" office:value-type="string" calcext:value-type="string">
            <text:p>-18.14</text:p>
          </table:table-cell>
          <table:table-cell/>
          <table:table-cell table:style-name="ce53" office:value-type="string" calcext:value-type="string">
            <text:p>+9570.73</text:p>
          </table:table-cell>
          <table:table-cell table:style-name="ce55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55" office:value-type="string" calcext:value-type="string">
            <text:p>-858</text:p>
          </table:table-cell>
          <table:table-cell/>
          <table:table-cell table:style-name="ce55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53" office:value-type="string" calcext:value-type="string">
            <text:p>+8717</text:p>
          </table:table-cell>
          <table:table-cell table:number-columns-repeated="2"/>
          <table:table-cell table:style-name="ce53" office:value-type="string" calcext:value-type="string">
            <text:p>+2175</text:p>
          </table:table-cell>
          <table:table-cell table:style-name="ce53" office:value-type="string" calcext:value-type="string">
            <text:p>+95</text:p>
          </table:table-cell>
          <table:table-cell table:number-columns-repeated="7"/>
          <table:table-cell table:style-name="ce53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5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5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58" office:value-type="string" calcext:value-type="string">
            <text:p>384671</text:p>
          </table:table-cell>
          <table:table-cell table:style-name="ce5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4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3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6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0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6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53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53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53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64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0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 table:number-columns-repeated="3"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3"/>
          <table:table-cell office:value-type="string" calcext:value-type="string">
            <text:p>-1421.5</text:p>
          </table:table-cell>
          <table:table-cell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28"/>
          <table:table-cell office:value-type="string" calcext:value-type="string">
            <text:p>-2256.14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Default"/>
          <table:table-cell table:number-columns-repeated="992"/>
        </table:table-row>
        <table:table-row table:style-name="ro1" table:number-rows-repeated="104823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30" table:default-cell-style-name="ce45"/>
        <table:table-column table:style-name="co31" table:default-cell-style-name="ce45"/>
        <table:table-column table:style-name="co32" table:default-cell-style-name="ce45"/>
        <table:table-column table:style-name="co22" table:number-columns-repeated="1021" table:default-cell-style-name="ce4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45"/>
        <table:table-column table:style-name="co33" table:default-cell-style-name="ce45"/>
        <table:table-column table:style-name="co34" table:default-cell-style-name="ce45"/>
        <table:table-column table:style-name="co35" table:default-cell-style-name="ce45"/>
        <table:table-column table:style-name="co22" table:number-columns-repeated="1020" table:default-cell-style-name="ce45"/>
        <table:table-row table:style-name="ro2">
          <table:table-cell table:style-name="ce77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2022.12.28</text:p>
          </table:table-cell>
          <table:table-cell table:style-name="ce65" office:value-type="string" calcext:value-type="string">
            <text:p>InvestFuture Generation IF. Аня и Макс: в поисках профессии мечты</text:p>
          </table:table-cell>
          <table:table-cell table:style-name="ce65" office:value-type="string" calcext:value-type="string">
            <text:p>2022.12.29</text:p>
          </table:table-cell>
          <table:table-cell table:style-name="ce65" office:value-type="string" calcext:value-type="string">
            <text:p>393-393</text:p>
          </table:table-cell>
          <table:table-cell table:style-name="ce65" office:value-type="string" calcext:value-type="string">
            <text:p>0</text:p>
          </table:table-cell>
          <table:table-cell table:style-name="ce6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6" table:default-cell-style-name="ce45"/>
        <table:table-column table:style-name="co7" table:default-cell-style-name="ce45"/>
        <table:table-column table:style-name="co14" table:default-cell-style-name="ce45"/>
        <table:table-column table:style-name="co18" table:default-cell-style-name="ce45"/>
        <table:table-column table:style-name="co10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38" table:default-cell-style-name="ce45"/>
        <table:table-column table:style-name="co41" table:default-cell-style-name="ce45"/>
        <table:table-column table:style-name="co29" table:default-cell-style-name="ce45"/>
        <table:table-column table:style-name="co13" table:default-cell-style-name="ce45"/>
        <table:table-column table:style-name="co42" table:default-cell-style-name="ce45"/>
        <table:table-column table:style-name="co3" table:default-cell-style-name="ce45"/>
        <table:table-column table:style-name="co13" table:default-cell-style-name="ce45"/>
        <table:table-column table:style-name="co41" table:default-cell-style-name="ce45"/>
        <table:table-column table:style-name="co27" table:default-cell-style-name="ce45"/>
        <table:table-column table:style-name="co10" table:number-columns-repeated="2" table:default-cell-style-name="ce45"/>
        <table:table-column table:style-name="co13" table:default-cell-style-name="ce45"/>
        <table:table-column table:style-name="co29" table:default-cell-style-name="ce45"/>
        <table:table-column table:style-name="co27" table:default-cell-style-name="ce45"/>
        <table:table-column table:style-name="co13" table:default-cell-style-name="ce45"/>
        <table:table-column table:style-name="co16" table:default-cell-style-name="ce45"/>
        <table:table-column table:style-name="co43" table:default-cell-style-name="ce45"/>
        <table:table-column table:style-name="co6" table:default-cell-style-name="ce45"/>
        <table:table-column table:style-name="co9" table:default-cell-style-name="ce45"/>
        <table:table-column table:style-name="co6" table:default-cell-style-name="ce45"/>
        <table:table-column table:style-name="co13" table:default-cell-style-name="ce45"/>
        <table:table-column table:style-name="co44" table:default-cell-style-name="ce45"/>
        <table:table-column table:style-name="co45" table:number-columns-repeated="2" table:default-cell-style-name="ce45"/>
        <table:table-column table:style-name="co46" table:default-cell-style-name="ce45"/>
        <table:table-column table:style-name="co22" table:default-cell-style-name="ce45"/>
        <table:table-column table:style-name="co47" table:default-cell-style-name="ce45"/>
        <table:table-column table:style-name="co48" table:default-cell-style-name="ce45"/>
        <table:table-column table:style-name="co22" table:number-columns-repeated="2" table:default-cell-style-name="ce45"/>
        <table:table-column table:style-name="co12" table:default-cell-style-name="ce45"/>
        <table:table-column table:style-name="co22" table:default-cell-style-name="ce45"/>
        <table:table-column table:style-name="co26" table:default-cell-style-name="ce45"/>
        <table:table-column table:style-name="co22" table:number-columns-repeated="982" table:default-cell-style-name="ce45"/>
        <table:table-column table:style-name="co22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72" table:number-columns-repeated="984"/>
          <table:table-cell table:number-columns-repeated="15361"/>
        </table:table-row>
        <table:table-row table:style-name="ro1">
          <table:table-cell table:style-name="ce72"/>
          <table:table-cell table:style-name="ce80"/>
          <table:table-cell table:style-name="ce72" table:number-columns-repeated="37"/>
          <table:table-cell table:style-name="ce43"/>
          <table:table-cell table:style-name="ce72" table:number-columns-repeated="145"/>
          <table:table-cell table:style-name="ce43" table:number-columns-repeated="832"/>
          <table:table-cell table:number-columns-repeated="15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 /киви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,BTC xeggex</text:p>
          </table:table-cell>
          <table:table-cell table:style-name="ce43" office:value-type="string" calcext:value-type="string">
            <text:p>DUCO/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5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55" office:value-type="string" calcext:value-type="string">
            <text:p>-4201.41 </text:p>
          </table:table-cell>
          <table:table-cell table:number-columns-repeated="2"/>
          <table:table-cell table:style-name="ce55" office:value-type="string" calcext:value-type="string">
            <text:p>-503.41 </text:p>
          </table:table-cell>
          <table:table-cell table:style-name="ce5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3" office:value-type="string" calcext:value-type="string">
            <text:p>+37526.56</text:p>
          </table:table-cell>
          <table:table-cell table:style-name="ce53" office:value-type="string" calcext:value-type="string">
            <text:p>+897</text:p>
          </table:table-cell>
          <table:table-cell table:style-name="ce53" office:value-type="string" calcext:value-type="string">
            <text:p>+8430</text:p>
          </table:table-cell>
          <table:table-cell table:number-columns-repeated="2"/>
          <table:table-cell table:style-name="ce53" office:value-type="string" calcext:value-type="string">
            <text:p>+46854</text:p>
          </table:table-cell>
          <table:table-cell table:style-name="ce53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5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5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5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3" office:value-type="string" calcext:value-type="string">
            <text:p>+1992.44</text:p>
          </table:table-cell>
          <table:table-cell table:style-name="ce53" office:value-type="string" calcext:value-type="string">
            <text:p>+6435</text:p>
          </table:table-cell>
          <table:table-cell table:style-name="ce53" office:value-type="string" calcext:value-type="string">
            <text:p>+4007</text:p>
          </table:table-cell>
          <table:table-cell table:number-columns-repeated="2"/>
          <table:table-cell table:style-name="ce53" office:value-type="string" calcext:value-type="string">
            <text:p>+12434</text:p>
          </table:table-cell>
          <table:table-cell table:style-name="ce5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5" office:value-type="string" calcext:value-type="string">
            <text:p>-876 </text:p>
          </table:table-cell>
          <table:table-cell table:style-name="ce55" office:value-type="string" calcext:value-type="string">
            <text:p>-1884.43</text:p>
          </table:table-cell>
          <table:table-cell table:style-name="ce5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3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5" office:value-type="string" calcext:value-type="string">
            <text:p>-11376.02</text:p>
          </table:table-cell>
          <table:table-cell table:style-name="ce53" office:value-type="string" calcext:value-type="string">
            <text:p>+4053</text:p>
          </table:table-cell>
          <table:table-cell table:style-name="ce53" office:value-type="string" calcext:value-type="string">
            <text:p>+17515</text:p>
          </table:table-cell>
          <table:table-cell table:number-columns-repeated="2"/>
          <table:table-cell table:style-name="ce53" office:value-type="string" calcext:value-type="string">
            <text:p>+10192</text:p>
          </table:table-cell>
          <table:table-cell table:style-name="ce53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5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6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5" office:value-type="string" calcext:value-type="string">
            <text:p>-301.55 </text:p>
          </table:table-cell>
          <table:table-cell table:number-columns-repeated="5"/>
          <table:table-cell table:style-name="ce55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5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5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5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3" office:value-type="string" calcext:value-type="string">
            <text:p>+1078 </text:p>
          </table:table-cell>
          <table:table-cell table:style-name="ce53" office:value-type="string" calcext:value-type="string">
            <text:p>+1055</text:p>
          </table:table-cell>
          <table:table-cell table:number-columns-repeated="2"/>
          <table:table-cell table:style-name="ce53" office:value-type="string" calcext:value-type="string">
            <text:p>+2889</text:p>
          </table:table-cell>
          <table:table-cell table:style-name="ce55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53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6" office:value-type="string" calcext:value-type="string">
            <text:p>294618</text:p>
          </table:table-cell>
          <table:table-cell table:style-name="ce5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6" office:value-type="string" calcext:value-type="string">
            <text:p>294946</text:p>
          </table:table-cell>
          <table:table-cell table:style-name="ce56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7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8"/>
          <table:table-cell table:number-columns-repeated="20"/>
          <table:table-cell table:style-name="ce53" office:value-type="string" calcext:value-type="string">
            <text:p>+124099</text:p>
          </table:table-cell>
          <table:table-cell table:style-name="ce53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3" office:value-type="string" calcext:value-type="string">
            <text:p>+161051</text:p>
          </table:table-cell>
          <table:table-cell table:style-name="ce53" office:value-type="string" calcext:value-type="string">
            <text:p>+1170</text:p>
          </table:table-cell>
          <table:table-cell/>
          <table:table-cell table:style-name="ce55" office:value-type="string" calcext:value-type="string">
            <text:p>-14736.63</text:p>
          </table:table-cell>
          <table:table-cell/>
          <table:table-cell table:style-name="ce55" office:value-type="string" calcext:value-type="string">
            <text:p>-3228.5</text:p>
          </table:table-cell>
          <table:table-cell/>
          <table:table-cell table:style-name="ce55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72" table:number-columns-repeated="2"/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6" office:value-type="string" calcext:value-type="string">
            <text:p>296941</text:p>
          </table:table-cell>
          <table:table-cell table:style-name="ce56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6" office:value-type="string" calcext:value-type="string">
            <text:p>297011</text:p>
          </table:table-cell>
          <table:table-cell table:style-name="ce56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6" office:value-type="string" calcext:value-type="string">
            <text:p>315778</text:p>
          </table:table-cell>
          <table:table-cell table:style-name="ce5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5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5" office:value-type="string" calcext:value-type="string">
            <text:p>-623</text:p>
          </table:table-cell>
          <table:table-cell table:style-name="ce55" office:value-type="string" calcext:value-type="string">
            <text:p>-960.85</text:p>
          </table:table-cell>
          <table:table-cell table:style-name="ce55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3" office:value-type="string" calcext:value-type="string">
            <text:p>+45551.52</text:p>
          </table:table-cell>
          <table:table-cell table:style-name="ce53" office:value-type="string" calcext:value-type="string">
            <text:p>+338</text:p>
          </table:table-cell>
          <table:table-cell table:style-name="ce53" office:value-type="string" calcext:value-type="string">
            <text:p>+17902</text:p>
          </table:table-cell>
          <table:table-cell table:number-columns-repeated="2"/>
          <table:table-cell table:style-name="ce53" office:value-type="string" calcext:value-type="string">
            <text:p>+63548</text:p>
          </table:table-cell>
          <table:table-cell table:style-name="ce53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6" office:value-type="string" calcext:value-type="string">
            <text:p>307444</text:p>
          </table:table-cell>
          <table:table-cell table:style-name="ce5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6" office:value-type="string" calcext:value-type="string">
            <text:p>320220</text:p>
          </table:table-cell>
          <table:table-cell table:style-name="ce5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6" office:value-type="string" calcext:value-type="string">
            <text:p>320294</text:p>
          </table:table-cell>
          <table:table-cell table:style-name="ce5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8" office:value-type="string" calcext:value-type="string">
            <text:p>200149</text:p>
          </table:table-cell>
          <table:table-cell table:number-columns-repeated="2"/>
          <table:table-cell table:style-name="ce58" office:value-type="string" calcext:value-type="string">
            <text:p>320651</text:p>
          </table:table-cell>
          <table:table-cell table:style-name="ce5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3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3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3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3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3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5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3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72" office:value-type="string" calcext:value-type="string">
            <text:p>300786</text:p>
          </table:table-cell>
          <table:table-cell table:style-name="ce72" office:value-type="string" calcext:value-type="string">
            <text:p>3408</text:p>
          </table:table-cell>
          <table:table-cell table:number-columns-repeated="3"/>
          <table:table-cell table:style-name="ce55" office:value-type="string" calcext:value-type="string">
            <text:p>-1906</text:p>
          </table:table-cell>
          <table:table-cell/>
          <table:table-cell table:style-name="ce55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53" office:value-type="string" calcext:value-type="string">
            <text:p>+1720</text:p>
          </table:table-cell>
          <table:table-cell table:style-name="ce53" office:value-type="string" calcext:value-type="string">
            <text:p>+18205</text:p>
          </table:table-cell>
          <table:table-cell table:style-name="ce53" office:value-type="string" calcext:value-type="string">
            <text:p>+20</text:p>
          </table:table-cell>
          <table:table-cell/>
          <table:table-cell table:style-name="ce55" office:value-type="string" calcext:value-type="string">
            <text:p>-6465</text:p>
          </table:table-cell>
          <table:table-cell table:style-name="ce53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72" office:value-type="string" calcext:value-type="string">
            <text:p>300786</text:p>
          </table:table-cell>
          <table:table-cell table:style-name="ce7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6" office:value-type="string" calcext:value-type="string">
            <text:p>301520</text:p>
          </table:table-cell>
          <table:table-cell table:style-name="ce56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3" office:value-type="string" calcext:value-type="string">
            <text:p>+500</text:p>
          </table:table-cell>
          <table:table-cell table:number-columns-repeated="5"/>
          <table:table-cell table:style-name="ce53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3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6" office:value-type="string" calcext:value-type="string">
            <text:p>318707</text:p>
          </table:table-cell>
          <table:table-cell table:style-name="ce56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3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8" office:value-type="string" calcext:value-type="string">
            <text:p>322856</text:p>
          </table:table-cell>
          <table:table-cell table:style-name="ce5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4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6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6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6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3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5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3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5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5" office:value-type="string" calcext:value-type="string">
            <text:p>-1085</text:p>
          </table:table-cell>
          <table:table-cell/>
          <table:table-cell table:style-name="ce55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53" office:value-type="string" calcext:value-type="string">
            <text:p>+5</text:p>
          </table:table-cell>
          <table:table-cell table:number-columns-repeated="2"/>
          <table:table-cell table:style-name="ce53" office:value-type="string" calcext:value-type="string">
            <text:p>+1228.55</text:p>
          </table:table-cell>
          <table:table-cell table:style-name="ce53" office:value-type="string" calcext:value-type="string">
            <text:p>+2519</text:p>
          </table:table-cell>
          <table:table-cell table:style-name="ce55" office:value-type="string" calcext:value-type="string">
            <text:p>-1037</text:p>
          </table:table-cell>
          <table:table-cell table:style-name="ce53" office:value-type="string" calcext:value-type="string">
            <text:p>+5</text:p>
          </table:table-cell>
          <table:table-cell/>
          <table:table-cell table:style-name="ce53" office:value-type="string" calcext:value-type="string">
            <text:p>+2710</text:p>
          </table:table-cell>
          <table:table-cell table:style-name="ce53" office:value-type="string" calcext:value-type="string">
            <text:p>+163</text:p>
          </table:table-cell>
          <table:table-cell table:number-columns-repeated="7"/>
          <table:table-cell table:style-name="ce53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6" office:value-type="string" calcext:value-type="string">
            <text:p>303496</text:p>
          </table:table-cell>
          <table:table-cell table:style-name="ce5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4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6" office:value-type="string" calcext:value-type="string">
            <text:p>315441</text:p>
          </table:table-cell>
          <table:table-cell table:style-name="ce5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6" office:value-type="string" calcext:value-type="string">
            <text:p>315770</text:p>
          </table:table-cell>
          <table:table-cell table:style-name="ce5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3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5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  <table:table-cell table:style-name="ce45" table:number-columns-repeated="15360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6" office:value-type="string" calcext:value-type="string">
            <text:p>317533</text:p>
          </table:table-cell>
          <table:table-cell table:style-name="ce5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53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53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5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5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53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5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56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4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58" office:value-type="string" calcext:value-type="string">
            <text:p>326086</text:p>
          </table:table-cell>
          <table:table-cell table:style-name="ce5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56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55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55" office:value-type="string" calcext:value-type="string">
            <text:p>-1706</text:p>
          </table:table-cell>
          <table:table-cell table:style-name="ce55" office:value-type="string" calcext:value-type="string">
            <text:p>-510.1</text:p>
          </table:table-cell>
          <table:table-cell table:style-name="ce55" office:value-type="string" calcext:value-type="string">
            <text:p>-1132.48</text:p>
          </table:table-cell>
          <table:table-cell/>
          <table:table-cell table:style-name="ce53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53" office:value-type="string" calcext:value-type="string">
            <text:p>+14949</text:p>
          </table:table-cell>
          <table:table-cell table:style-name="ce53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7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53" office:value-type="string" calcext:value-type="string">
            <text:p>+184574</text:p>
          </table:table-cell>
          <table:table-cell table:style-name="ce53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9" table:default-cell-style-name="ce45"/>
        <table:table-column table:style-name="co42" table:default-cell-style-name="ce45"/>
        <table:table-column table:style-name="co2" table:default-cell-style-name="ce45"/>
        <table:table-column table:style-name="co50" table:default-cell-style-name="ce45"/>
        <table:table-column table:style-name="co51" table:default-cell-style-name="ce45"/>
        <table:table-column table:style-name="co52" table:default-cell-style-name="ce45"/>
        <table:table-column table:style-name="co53" table:default-cell-style-name="ce45"/>
        <table:table-column table:style-name="co54" table:default-cell-style-name="ce45"/>
        <table:table-column table:style-name="co55" table:default-cell-style-name="ce45"/>
        <table:table-column table:style-name="co7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59" table:default-cell-style-name="ce45"/>
        <table:table-column table:style-name="co60" table:default-cell-style-name="ce45"/>
        <table:table-column table:style-name="co58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64" table:default-cell-style-name="ce45"/>
        <table:table-column table:style-name="co58" table:default-cell-style-name="ce45"/>
        <table:table-column table:style-name="co62" table:default-cell-style-name="ce45"/>
        <table:table-column table:style-name="co65" table:default-cell-style-name="ce45"/>
        <table:table-column table:style-name="co58" table:default-cell-style-name="ce45"/>
        <table:table-column table:style-name="co6" table:default-cell-style-name="ce45"/>
        <table:table-column table:style-name="co66" table:default-cell-style-name="ce45"/>
        <table:table-column table:style-name="co67" table:default-cell-style-name="ce45"/>
        <table:table-column table:style-name="co52" table:default-cell-style-name="ce45"/>
        <table:table-column table:style-name="co58" table:default-cell-style-name="ce45"/>
        <table:table-column table:style-name="co68" table:default-cell-style-name="ce45"/>
        <table:table-column table:style-name="co69" table:default-cell-style-name="ce45"/>
        <table:table-column table:style-name="co34" table:default-cell-style-name="ce45"/>
        <table:table-column table:style-name="co70" table:default-cell-style-name="ce45"/>
        <table:table-column table:style-name="co71" table:default-cell-style-name="ce45"/>
        <table:table-column table:style-name="co72" table:default-cell-style-name="ce45"/>
        <table:table-column table:style-name="co71" table:default-cell-style-name="ce45"/>
        <table:table-column table:style-name="co73" table:default-cell-style-name="ce45"/>
        <table:table-column table:style-name="co69" table:default-cell-style-name="ce45"/>
        <table:table-column table:style-name="co74" table:default-cell-style-name="ce45"/>
        <table:table-column table:style-name="co22" table:number-columns-repeated="984" table:default-cell-style-name="ce45"/>
        <table:table-column table:style-name="co22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72"/>
          <table:table-cell table:style-name="ce80"/>
          <table:table-cell table:style-name="ce72" table:number-columns-repeated="1020"/>
          <table:table-cell table:number-columns-repeated="15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style-name="ce43"/>
          <table:table-cell table:style-name="ce46"/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table:number-columns-repeated="16"/>
          <table:table-cell table:style-name="ce49" table:number-columns-repeated="2"/>
          <table:table-cell table:style-name="ce43"/>
          <table:table-cell table:style-name="ce52" table:number-columns-repeated="4"/>
          <table:table-cell table:style-name="ce43" table:number-columns-repeated="2"/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6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5" office:value-type="string" calcext:value-type="string">
            <text:p>-14256</text:p>
          </table:table-cell>
          <table:table-cell table:style-name="ce53" office:value-type="string" calcext:value-type="string">
            <text:p>+1331</text:p>
          </table:table-cell>
          <table:table-cell table:style-name="ce53" office:value-type="string" calcext:value-type="string">
            <text:p>+7801</text:p>
          </table:table-cell>
          <table:table-cell table:style-name="ce53" office:value-type="string" calcext:value-type="string">
            <text:p>+5</text:p>
          </table:table-cell>
          <table:table-cell table:number-columns-repeated="2"/>
          <table:table-cell table:style-name="ce55" office:value-type="string" calcext:value-type="string">
            <text:p>-72</text:p>
          </table:table-cell>
          <table:table-cell/>
          <table:table-cell table:style-name="ce55" office:value-type="string" calcext:value-type="string">
            <text:p>-4643.04</text:p>
          </table:table-cell>
          <table:table-cell table:number-columns-repeated="2"/>
          <table:table-cell table:style-name="ce55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55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53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5" office:value-type="string" calcext:value-type="string">
            <text:p>-535.96 </text:p>
          </table:table-cell>
          <table:table-cell table:style-name="ce5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3" office:value-type="string" calcext:value-type="string">
            <text:p>+457.61 </text:p>
          </table:table-cell>
          <table:table-cell table:style-name="ce53" office:value-type="string" calcext:value-type="string">
            <text:p>+10479</text:p>
          </table:table-cell>
          <table:table-cell table:style-name="ce53" office:value-type="string" calcext:value-type="string">
            <text:p>+4455</text:p>
          </table:table-cell>
          <table:table-cell table:number-columns-repeated="2"/>
          <table:table-cell table:style-name="ce53" office:value-type="string" calcext:value-type="string">
            <text:p>+15392</text:p>
          </table:table-cell>
          <table:table-cell table:style-name="ce53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5" office:value-type="string" calcext:value-type="string">
            <text:p>-1224</text:p>
          </table:table-cell>
          <table:table-cell table:style-name="ce55" office:value-type="string" calcext:value-type="string">
            <text:p>-1782</text:p>
          </table:table-cell>
          <table:table-cell table:style-name="ce8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3" office:value-type="string" calcext:value-type="string">
            <text:p>+4860.22</text:p>
          </table:table-cell>
          <table:table-cell table:style-name="ce53" office:value-type="string" calcext:value-type="string">
            <text:p>+3132</text:p>
          </table:table-cell>
          <table:table-cell table:style-name="ce55" office:value-type="string" calcext:value-type="string">
            <text:p>-459</text:p>
          </table:table-cell>
          <table:table-cell table:number-columns-repeated="2"/>
          <table:table-cell table:style-name="ce53" office:value-type="string" calcext:value-type="string">
            <text:p>+7533</text:p>
          </table:table-cell>
          <table:table-cell table:style-name="ce53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4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81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5" office:value-type="string" calcext:value-type="string">
            <text:p>-4124.15</text:p>
          </table:table-cell>
          <table:table-cell table:style-name="ce5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55" office:value-type="string" calcext:value-type="string">
            <text:p>-3360.99</text:p>
          </table:table-cell>
          <table:table-cell table:style-name="ce53" office:value-type="string" calcext:value-type="string">
            <text:p>+22378</text:p>
          </table:table-cell>
          <table:table-cell table:style-name="ce55" office:value-type="string" calcext:value-type="string">
            <text:p>-921</text:p>
          </table:table-cell>
          <table:table-cell table:number-columns-repeated="2"/>
          <table:table-cell table:style-name="ce53" office:value-type="string" calcext:value-type="string">
            <text:p>+18096</text:p>
          </table:table-cell>
          <table:table-cell table:style-name="ce5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55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43" table:number-columns-repeated="1023"/>
          <table:table-cell table:style-name="ce85"/>
          <table:table-cell table:number-columns-repeated="15360"/>
        </table:table-row>
        <table:table-row table:style-name="ro1">
          <table:table-cell table:style-name="ce7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table:number-columns-repeated="21"/>
          <table:table-cell table:style-name="ce82" office:value-type="string" calcext:value-type="string">
            <text:p>+36952</text:p>
          </table:table-cell>
          <table:table-cell table:style-name="ce82" office:value-type="string" calcext:value-type="string">
            <text:p>+227</text:p>
          </table:table-cell>
          <table:table-cell table:style-name="ce81"/>
          <table:table-cell table:style-name="ce81" office:value-type="string" calcext:value-type="string">
            <text:p> 18663.51</text:p>
          </table:table-cell>
          <table:table-cell table:style-name="ce81" office:value-type="string" calcext:value-type="string">
            <text:p> 3594 </text:p>
          </table:table-cell>
          <table:table-cell table:style-name="ce81" office:value-type="string" calcext:value-type="string">
            <text:p> 4497.06 </text:p>
          </table:table-cell>
          <table:table-cell table:style-name="ce8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5" table:default-cell-style-name="ce45"/>
        <table:table-column table:style-name="co76" table:default-cell-style-name="ce45"/>
        <table:table-column table:style-name="co77" table:default-cell-style-name="ce45"/>
        <table:table-column table:style-name="co78" table:default-cell-style-name="ce45"/>
        <table:table-column table:style-name="co57" table:default-cell-style-name="ce45"/>
        <table:table-column table:style-name="co79" table:default-cell-style-name="ce45"/>
        <table:table-column table:style-name="co52" table:default-cell-style-name="ce45"/>
        <table:table-column table:style-name="co54" table:default-cell-style-name="ce45"/>
        <table:table-column table:style-name="co79" table:default-cell-style-name="ce45"/>
        <table:table-column table:style-name="co59" table:default-cell-style-name="ce45"/>
        <table:table-column table:style-name="co51" table:default-cell-style-name="ce45"/>
        <table:table-column table:style-name="co78" table:default-cell-style-name="ce45"/>
        <table:table-column table:style-name="co58" table:default-cell-style-name="ce45"/>
        <table:table-column table:style-name="co64" table:default-cell-style-name="ce45"/>
        <table:table-column table:style-name="co79" table:default-cell-style-name="ce45"/>
        <table:table-column table:style-name="co58" table:default-cell-style-name="ce45"/>
        <table:table-column table:style-name="co61" table:default-cell-style-name="ce45"/>
        <table:table-column table:style-name="co80" table:default-cell-style-name="ce45"/>
        <table:table-column table:style-name="co59" table:default-cell-style-name="ce45"/>
        <table:table-column table:style-name="co76" table:default-cell-style-name="ce45"/>
        <table:table-column table:style-name="co81" table:default-cell-style-name="ce45"/>
        <table:table-column table:style-name="co82" table:default-cell-style-name="ce45"/>
        <table:table-column table:style-name="co42" table:default-cell-style-name="ce45"/>
        <table:table-column table:style-name="co58" table:default-cell-style-name="ce45"/>
        <table:table-column table:style-name="co42" table:default-cell-style-name="ce45"/>
        <table:table-column table:style-name="co58" table:default-cell-style-name="ce45"/>
        <table:table-column table:style-name="co52" table:default-cell-style-name="ce45"/>
        <table:table-column table:style-name="co83" table:default-cell-style-name="ce45"/>
        <table:table-column table:style-name="co52" table:default-cell-style-name="ce45"/>
        <table:table-column table:style-name="co84" table:default-cell-style-name="ce45"/>
        <table:table-column table:style-name="co85" table:default-cell-style-name="ce45"/>
        <table:table-column table:style-name="co58" table:default-cell-style-name="ce45"/>
        <table:table-column table:style-name="co70" table:default-cell-style-name="ce45"/>
        <table:table-column table:style-name="co86" table:default-cell-style-name="ce45"/>
        <table:table-column table:style-name="co68" table:default-cell-style-name="ce45"/>
        <table:table-column table:style-name="co87" table:default-cell-style-name="ce45"/>
        <table:table-column table:style-name="co88" table:default-cell-style-name="ce45"/>
        <table:table-column table:style-name="co89" table:default-cell-style-name="ce45"/>
        <table:table-column table:style-name="co71" table:default-cell-style-name="ce45"/>
        <table:table-column table:style-name="co90" table:default-cell-style-name="ce45"/>
        <table:table-column table:style-name="co91" table:default-cell-style-name="ce45"/>
        <table:table-column table:style-name="co90" table:default-cell-style-name="ce45"/>
        <table:table-column table:style-name="co92" table:default-cell-style-name="ce45"/>
        <table:table-column table:style-name="co68" table:default-cell-style-name="ce45"/>
        <table:table-column table:style-name="co93" table:default-cell-style-name="ce45"/>
        <table:table-column table:style-name="co58" table:number-columns-repeated="2" table:default-cell-style-name="ce45"/>
        <table:table-column table:style-name="co22" table:number-columns-repeated="976" table:default-cell-style-name="ce4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, RXD</text:p>
          </table:table-cell>
          <table:table-cell table:style-name="ce4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5" office:value-type="string" calcext:value-type="string">
            <text:p>-1619.18 </text:p>
          </table:table-cell>
          <table:table-cell table:style-name="ce5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5" office:value-type="string" calcext:value-type="string">
            <text:p>-4566.49</text:p>
          </table:table-cell>
          <table:table-cell table:style-name="ce53" office:value-type="string" calcext:value-type="string">
            <text:p>+6580</text:p>
          </table:table-cell>
          <table:table-cell table:number-columns-repeated="3"/>
          <table:table-cell table:style-name="ce53" office:value-type="string" calcext:value-type="string">
            <text:p>+3793</text:p>
          </table:table-cell>
          <table:table-cell table:style-name="ce53" office:value-type="string" calcext:value-type="string">
            <text:p>+176 </text:p>
          </table:table-cell>
          <table:table-cell/>
          <table:table-cell table:style-name="ce72"/>
          <table:table-cell table:number-columns-repeated="99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/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3" office:value-type="string" calcext:value-type="string">
            <text:p>+6275 </text:p>
          </table:table-cell>
          <table:table-cell table:number-columns-repeated="3"/>
          <table:table-cell table:style-name="ce53" office:value-type="string" calcext:value-type="string">
            <text:p>+12974</text:p>
          </table:table-cell>
          <table:table-cell table:style-name="ce53" office:value-type="string" calcext:value-type="string">
            <text:p>+82 </text:p>
          </table:table-cell>
          <table:table-cell/>
          <table:table-cell table:style-name="ce72"/>
          <table:table-cell table:number-columns-repeated="2"/>
          <table:table-cell table:style-name="ce55" office:value-type="string" calcext:value-type="string">
            <text:p>-1454.78 </text:p>
          </table:table-cell>
          <table:table-cell table:style-name="ce55" office:value-type="string" calcext:value-type="string">
            <text:p>-1197 </text:p>
          </table:table-cell>
          <table:table-cell table:style-name="ce55" office:value-type="string" calcext:value-type="string">
            <text:p>-1818.52 </text:p>
          </table:table-cell>
          <table:table-cell table:style-name="ce72"/>
          <table:table-cell table:number-columns-repeated="99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Годовой отчёт за 1 год с ноября до ноября</text:p>
          </table:table-cell>
          <table:table-cell table:style-name="ce7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8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3" office:value-type="string" calcext:value-type="string">
            <text:p>+7339.41</text:p>
          </table:table-cell>
          <table:table-cell table:style-name="ce55" office:value-type="string" calcext:value-type="string">
            <text:p>-6629</text:p>
          </table:table-cell>
          <table:table-cell table:style-name="ce53" office:value-type="string" calcext:value-type="string">
            <text:p>+3972</text:p>
          </table:table-cell>
          <table:table-cell table:number-columns-repeated="2"/>
          <table:table-cell table:style-name="ce53" office:value-type="string" calcext:value-type="string">
            <text:p>+4687</text:p>
          </table:table-cell>
          <table:table-cell table:style-name="ce53" office:value-type="string" calcext:value-type="string">
            <text:p>+122</text:p>
          </table:table-cell>
          <table:table-cell/>
          <table:table-cell table:style-name="ce72"/>
          <table:table-cell/>
          <table:table-cell table:style-name="ce55" office:value-type="string" calcext:value-type="string">
            <text:p>-5179.18 </text:p>
          </table:table-cell>
          <table:table-cell/>
          <table:table-cell table:style-name="ce86" office:value-type="string" calcext:value-type="string">
            <text:p>-808 </text:p>
          </table:table-cell>
          <table:table-cell table:style-name="ce86" office:value-type="string" calcext:value-type="string">
            <text:p>-1418.92</text:p>
          </table:table-cell>
          <table:table-cell table:style-name="ce8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4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5" office:value-type="string" calcext:value-type="string">
            <text:p>-1467.1</text:p>
          </table:table-cell>
          <table:table-cell table:style-name="ce5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3" office:value-type="string" calcext:value-type="string">
            <text:p>+18499</text:p>
          </table:table-cell>
          <table:table-cell table:style-name="ce53" office:value-type="string" calcext:value-type="string">
            <text:p>+7710</text:p>
          </table:table-cell>
          <table:table-cell table:style-name="ce53" office:value-type="string" calcext:value-type="string">
            <text:p>+1610 </text:p>
          </table:table-cell>
          <table:table-cell table:number-columns-repeated="3"/>
          <table:table-cell table:style-name="ce5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3" office:value-type="string" calcext:value-type="string">
            <text:p>+10806</text:p>
          </table:table-cell>
          <table:table-cell table:style-name="ce5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ce7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4" table:default-cell-style-name="ce45"/>
        <table:table-column table:style-name="co95" table:default-cell-style-name="ce45"/>
        <table:table-column table:style-name="co96" table:default-cell-style-name="ce45"/>
        <table:table-column table:style-name="co97" table:default-cell-style-name="ce45"/>
        <table:table-column table:style-name="co98" table:default-cell-style-name="ce45"/>
        <table:table-column table:style-name="co99" table:default-cell-style-name="ce45"/>
        <table:table-column table:style-name="co100" table:default-cell-style-name="ce45"/>
        <table:table-column table:style-name="co101" table:default-cell-style-name="ce45"/>
        <table:table-column table:style-name="co95" table:default-cell-style-name="ce45"/>
        <table:table-column table:style-name="co102" table:default-cell-style-name="ce45"/>
        <table:table-column table:style-name="co103" table:number-columns-repeated="2" table:default-cell-style-name="ce45"/>
        <table:table-column table:style-name="co52" table:default-cell-style-name="ce45"/>
        <table:table-column table:style-name="co95" table:default-cell-style-name="ce45"/>
        <table:table-column table:style-name="co103" table:default-cell-style-name="ce45"/>
        <table:table-column table:style-name="co51" table:default-cell-style-name="ce45"/>
        <table:table-column table:style-name="co104" table:default-cell-style-name="ce45"/>
        <table:table-column table:style-name="co105" table:default-cell-style-name="ce45"/>
        <table:table-column table:style-name="co98" table:default-cell-style-name="ce45"/>
        <table:table-column table:style-name="co96" table:default-cell-style-name="ce45"/>
        <table:table-column table:style-name="co104" table:default-cell-style-name="ce45"/>
        <table:table-column table:style-name="co106" table:default-cell-style-name="ce45"/>
        <table:table-column table:style-name="co107" table:default-cell-style-name="ce45"/>
        <table:table-column table:style-name="co104" table:default-cell-style-name="ce45"/>
        <table:table-column table:style-name="co108" table:default-cell-style-name="ce45"/>
        <table:table-column table:style-name="co109" table:default-cell-style-name="ce45"/>
        <table:table-column table:style-name="co110" table:default-cell-style-name="ce45"/>
        <table:table-column table:style-name="co111" table:default-cell-style-name="ce45"/>
        <table:table-column table:style-name="co104" table:default-cell-style-name="ce45"/>
        <table:table-column table:style-name="co112" table:default-cell-style-name="ce45"/>
        <table:table-column table:style-name="co113" table:number-columns-repeated="2" table:default-cell-style-name="ce45"/>
        <table:table-column table:style-name="co114" table:default-cell-style-name="ce45"/>
        <table:table-column table:style-name="co115" table:default-cell-style-name="ce45"/>
        <table:table-column table:style-name="co97" table:default-cell-style-name="ce45"/>
        <table:table-column table:style-name="co116" table:default-cell-style-name="ce45"/>
        <table:table-column table:style-name="co117" table:default-cell-style-name="ce45"/>
        <table:table-column table:style-name="co118" table:default-cell-style-name="ce45"/>
        <table:table-column table:style-name="co104" table:number-columns-repeated="2" table:default-cell-style-name="ce45"/>
        <table:table-column table:style-name="co118" table:default-cell-style-name="ce45"/>
        <table:table-column table:style-name="co106" table:default-cell-style-name="ce45"/>
        <table:table-column table:style-name="co99" table:default-cell-style-name="ce45"/>
        <table:table-column table:style-name="co108" table:default-cell-style-name="ce45"/>
        <table:table-column table:style-name="co22" table:number-columns-repeated="979" table:default-cell-style-name="ce4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number-columns-repeated="2" table:style-name="ce87" office:value-type="string" calcext:value-type="string">
            <text:p>расх б</text:p>
          </table:table-cell>
          <table:table-cell table:style-name="ce87" table:number-columns-repeated="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7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5" office:value-type="string" calcext:value-type="string">
            <text:p>-28306</text:p>
          </table:table-cell>
          <table:table-cell table:number-columns-repeated="3"/>
          <table:table-cell table:style-name="ce55" office:value-type="string" calcext:value-type="string">
            <text:p>-2278.55</text:p>
          </table:table-cell>
          <table:table-cell/>
          <table:table-cell table:style-name="ce5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5" office:value-type="string" calcext:value-type="string">
            <text:p>-2080.1 </text:p>
          </table:table-cell>
          <table:table-cell table:style-name="ce55" office:value-type="string" calcext:value-type="string">
            <text:p>-1127 </text:p>
          </table:table-cell>
          <table:table-cell table:style-name="ce5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5" office:value-type="string" calcext:value-type="string">
            <text:p>+18024</text:p>
          </table:table-cell>
          <table:table-cell table:style-name="ce5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.00.0000</text:date>, <text:time style:data-style-name="N2" text:time-value="22:22:02.42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30T22:26:03.829000000</dc:date>
    <meta:editing-duration>P14DT18H2M47S</meta:editing-duration>
    <meta:editing-cycles>6229</meta:editing-cycles>
    <meta:document-statistic meta:table-count="8" meta:cell-count="17144" meta:object-count="0"/>
    <meta:user-defined meta:name="qrichtext">1</meta:user-defined>
  </office:meta>
</office:document-meta>
</file>